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047168" table:style-name="ce9">
            <text:p>13.047.168</text:p>
          </table:table-cell>
          <table:table-cell office:value-type="percentage" office:value="0.94777174446014323" table:style-name="ce10">
            <text:p>94,8%</text:p>
          </table:table-cell>
          <table:table-cell office:value-type="float" office:value="6843321" table:style-name="ce8">
            <text:p>6.843.321</text:p>
          </table:table-cell>
          <table:table-cell office:value-type="float" office:value="6736604" table:style-name="ce8">
            <text:p>6.736.604</text:p>
          </table:table-cell>
          <table:table-cell office:value-type="float" office:value="217557" table:style-name="ce8">
            <text:p>217.557</text:p>
          </table:table-cell>
          <table:table-cell office:value-type="date" office:date-value="2021-10-27T00:00:00" table:style-name="ce11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9550" table:style-name="ce7">
            <text:p>269.55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4792" table:style-name="ce14">
            <text:p>2.114.792</text:p>
          </table:table-cell>
          <table:table-cell office:value-type="float" office:value="2008209" table:style-name="ce14">
            <text:p>2.008.209</text:p>
          </table:table-cell>
          <table:table-cell office:value-type="percentage" office:value="0.94960119009339927" table:style-name="ce15">
            <text:p>95,0%</text:p>
          </table:table-cell>
          <table:table-cell office:value-type="float" office:value="1066438" table:style-name="ce13">
            <text:p>1.066.438</text:p>
          </table:table-cell>
          <table:table-cell office:value-type="float" office:value="1047297" table:style-name="ce13">
            <text:p>1.047.297</text:p>
          </table:table-cell>
          <table:table-cell office:value-type="float" office:value="21974" table:style-name="ce13">
            <text:p>21.97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91202" table:style-name="ce14">
            <text:p>1.691.202</text:p>
          </table:table-cell>
          <table:table-cell office:value-type="percentage" office:value="1.0245828095418401" table:style-name="ce15">
            <text:p>102,5%</text:p>
          </table:table-cell>
          <table:table-cell office:value-type="float" office:value="873593" table:style-name="ce13">
            <text:p>873.593</text:p>
          </table:table-cell>
          <table:table-cell office:value-type="float" office:value="864778" table:style-name="ce13">
            <text:p>864.778</text:p>
          </table:table-cell>
          <table:table-cell office:value-type="float" office:value="27077" table:style-name="ce13">
            <text:p>27.077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9341" table:style-name="ce14">
            <text:p>1.609.341</text:p>
          </table:table-cell>
          <table:table-cell office:value-type="percentage" office:value="0.85094038334434896" table:style-name="ce15">
            <text:p>85,1%</text:p>
          </table:table-cell>
          <table:table-cell office:value-type="float" office:value="857354" table:style-name="ce13">
            <text:p>857.354</text:p>
          </table:table-cell>
          <table:table-cell office:value-type="float" office:value="840344" table:style-name="ce13">
            <text:p>840.344</text:p>
          </table:table-cell>
          <table:table-cell office:value-type="float" office:value="6843" table:style-name="ce13">
            <text:p>6.843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60130" table:style-name="ce14">
            <text:p>3.160.130</text:p>
          </table:table-cell>
          <table:table-cell office:value-type="percentage" office:value="0.89704045599573068" table:style-name="ce15">
            <text:p>89,7%</text:p>
          </table:table-cell>
          <table:table-cell office:value-type="float" office:value="1678750" table:style-name="ce13">
            <text:p>1.678.750</text:p>
          </table:table-cell>
          <table:table-cell office:value-type="float" office:value="1638583" table:style-name="ce13">
            <text:p>1.638.583</text:p>
          </table:table-cell>
          <table:table-cell office:value-type="float" office:value="15025" table:style-name="ce13">
            <text:p>15.02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6275" table:style-name="ce14">
            <text:p>926.275</text:p>
          </table:table-cell>
          <table:table-cell office:value-type="percentage" office:value="0.93600476957978185" table:style-name="ce15">
            <text:p>93,6%</text:p>
          </table:table-cell>
          <table:table-cell office:value-type="float" office:value="482274" table:style-name="ce13">
            <text:p>482.274</text:p>
          </table:table-cell>
          <table:table-cell office:value-type="float" office:value="476683" table:style-name="ce13">
            <text:p>476.683</text:p>
          </table:table-cell>
          <table:table-cell office:value-type="float" office:value="11900" table:style-name="ce13">
            <text:p>11.900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81200" table:style-name="ce7">
            <text:p>481.20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8600" table:style-name="ce14">
            <text:p>4.268.600</text:p>
          </table:table-cell>
          <table:table-cell office:value-type="float" office:value="3795874" table:style-name="ce14">
            <text:p>3.795.874</text:p>
          </table:table-cell>
          <table:table-cell office:value-type="percentage" office:value="0.88925502506676657" table:style-name="ce15">
            <text:p>88,9%</text:p>
          </table:table-cell>
          <table:table-cell office:value-type="float" office:value="2000967" table:style-name="ce13">
            <text:p>2.000.967</text:p>
          </table:table-cell>
          <table:table-cell office:value-type="float" office:value="1961085" table:style-name="ce13">
            <text:p>1.961.08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32445" table:style-name="ce14">
            <text:p>3.032.445</text:p>
          </table:table-cell>
          <table:table-cell office:value-type="percentage" office:value="0.92769932513047682" table:style-name="ce15">
            <text:p>92,8%</text:p>
          </table:table-cell>
          <table:table-cell office:value-type="float" office:value="1618350" table:style-name="ce13">
            <text:p>1.618.350</text:p>
          </table:table-cell>
          <table:table-cell office:value-type="float" office:value="1557966" table:style-name="ce13">
            <text:p>1.557.966</text:p>
          </table:table-cell>
          <table:table-cell office:value-type="float" office:value="26355" table:style-name="ce13">
            <text:p>26.35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220382" table:style-name="ce14">
            <text:p>11.220.382</text:p>
          </table:table-cell>
          <table:table-cell office:value-type="percentage" office:value="0.94579737191920366" table:style-name="ce15">
            <text:p>94,6%</text:p>
          </table:table-cell>
          <table:table-cell office:value-type="float" office:value="5973535" table:style-name="ce13">
            <text:p>5.973.535</text:p>
          </table:table-cell>
          <table:table-cell office:value-type="float" office:value="5844364" table:style-name="ce13">
            <text:p>5.844.364</text:p>
          </table:table-cell>
          <table:table-cell office:value-type="float" office:value="121271" table:style-name="ce13">
            <text:p>121.27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83247" table:style-name="ce14">
            <text:p>7.683.247</text:p>
          </table:table-cell>
          <table:table-cell office:value-type="percentage" office:value="0.94989293494252358" table:style-name="ce15">
            <text:p>95,0%</text:p>
          </table:table-cell>
          <table:table-cell office:value-type="float" office:value="4073308" table:style-name="ce13">
            <text:p>4.073.308</text:p>
          </table:table-cell>
          <table:table-cell office:value-type="float" office:value="4007821" table:style-name="ce13">
            <text:p>4.007.821</text:p>
          </table:table-cell>
          <table:table-cell office:value-type="float" office:value="60546" table:style-name="ce13">
            <text:p>60.546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77135" table:style-name="ce7">
            <text:p>1.277.13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733085" table:style-name="ce14">
            <text:p>1.733.085</text:p>
          </table:table-cell>
          <table:table-cell office:value-type="float" office:value="1743558" table:style-name="ce14">
            <text:p>1.743.558</text:p>
          </table:table-cell>
          <table:table-cell office:value-type="percentage" office:value="1.0060429811578775" table:style-name="ce15">
            <text:p>100,6%</text:p>
          </table:table-cell>
          <table:table-cell office:value-type="float" office:value="897545" table:style-name="ce13">
            <text:p>897.545</text:p>
          </table:table-cell>
          <table:table-cell office:value-type="float" office:value="883203" table:style-name="ce13">
            <text:p>883.203</text:p>
          </table:table-cell>
          <table:table-cell office:value-type="float" office:value="53364" table:style-name="ce13">
            <text:p>53.36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443895" table:style-name="ce14">
            <text:p>4.443.895</text:p>
          </table:table-cell>
          <table:table-cell office:value-type="percentage" office:value="0.99212930849141212" table:style-name="ce15">
            <text:p>99,2%</text:p>
          </table:table-cell>
          <table:table-cell office:value-type="float" office:value="2308772" table:style-name="ce13">
            <text:p>2.308.772</text:p>
          </table:table-cell>
          <table:table-cell office:value-type="float" office:value="2287109" table:style-name="ce13">
            <text:p>2.287.109</text:p>
          </table:table-cell>
          <table:table-cell office:value-type="float" office:value="58801" table:style-name="ce13">
            <text:p>58.801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3304" table:style-name="ce14">
            <text:p>483.304</text:p>
          </table:table-cell>
          <table:table-cell office:value-type="percentage" office:value="0.94660621076650375" table:style-name="ce15">
            <text:p>94,7%</text:p>
          </table:table-cell>
          <table:table-cell office:value-type="float" office:value="260232" table:style-name="ce13">
            <text:p>260.232</text:p>
          </table:table-cell>
          <table:table-cell office:value-type="float" office:value="254822" table:style-name="ce13">
            <text:p>254.822</text:p>
          </table:table-cell>
          <table:table-cell office:value-type="float" office:value="3948" table:style-name="ce13">
            <text:p>3.948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29" table:style-name="ce14">
            <text:p>10.831.929</text:p>
          </table:table-cell>
          <table:table-cell office:value-type="float" office:value="9929022" table:style-name="ce14">
            <text:p>9.929.022</text:p>
          </table:table-cell>
          <table:table-cell office:value-type="percentage" office:value="0.91664393295044677" table:style-name="ce15">
            <text:p>91,7%</text:p>
          </table:table-cell>
          <table:table-cell office:value-type="float" office:value="5334961" table:style-name="ce13">
            <text:p>5.334.961</text:p>
          </table:table-cell>
          <table:table-cell office:value-type="float" office:value="5219467" table:style-name="ce13">
            <text:p>5.219.467</text:p>
          </table:table-cell>
          <table:table-cell office:value-type="float" office:value="99167" table:style-name="ce13">
            <text:p>99.167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8837" table:style-name="ce14">
            <text:p>2.228.837</text:p>
          </table:table-cell>
          <table:table-cell office:value-type="percentage" office:value="0.92591398631175548" table:style-name="ce15">
            <text:p>92,6%</text:p>
          </table:table-cell>
          <table:table-cell office:value-type="float" office:value="1190273" table:style-name="ce13">
            <text:p>1.190.273</text:p>
          </table:table-cell>
          <table:table-cell office:value-type="float" office:value="1158341" table:style-name="ce13">
            <text:p>1.158.341</text:p>
          </table:table-cell>
          <table:table-cell office:value-type="float" office:value="6429" table:style-name="ce13">
            <text:p>6.429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95594" table:style-name="ce14">
            <text:p>995.594</text:p>
          </table:table-cell>
          <table:table-cell office:value-type="percentage" office:value="0.95165149234114754" table:style-name="ce15">
            <text:p>95,2%</text:p>
          </table:table-cell>
          <table:table-cell office:value-type="float" office:value="527578" table:style-name="ce13">
            <text:p>527.578</text:p>
          </table:table-cell>
          <table:table-cell office:value-type="float" office:value="520977" table:style-name="ce13">
            <text:p>520.977</text:p>
          </table:table-cell>
          <table:table-cell office:value-type="float" office:value="16015" table:style-name="ce13">
            <text:p>16.01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405685" table:style-name="ce14">
            <text:p>3.405.685</text:p>
          </table:table-cell>
          <table:table-cell office:value-type="percentage" office:value="0.9282780294481604" table:style-name="ce15">
            <text:p>92,8%</text:p>
          </table:table-cell>
          <table:table-cell office:value-type="float" office:value="1811861" table:style-name="ce13">
            <text:p>1.811.861</text:p>
          </table:table-cell>
          <table:table-cell office:value-type="float" office:value="1780379" table:style-name="ce13">
            <text:p>1.780.379</text:p>
          </table:table-cell>
          <table:table-cell office:value-type="float" office:value="50232" table:style-name="ce13">
            <text:p>50.232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5765" table:style-name="ce14">
            <text:p>115.765</text:p>
          </table:table-cell>
          <table:table-cell office:value-type="percentage" office:value="0.82680427097096743" table:style-name="ce15">
            <text:p>82,7%</text:p>
          </table:table-cell>
          <table:table-cell office:value-type="float" office:value="62693" table:style-name="ce13">
            <text:p>62.693</text:p>
          </table:table-cell>
          <table:table-cell office:value-type="float" office:value="59948" table:style-name="ce13">
            <text:p>59.948</text:p>
          </table:table-cell>
          <table:table-cell office:value-type="float" office:value="1294" table:style-name="ce13">
            <text:p>1.29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906" table:style-name="ce14">
            <text:p>102.906</text:p>
          </table:table-cell>
          <table:table-cell office:value-type="percentage" office:value="0.72931254429482639" table:style-name="ce15">
            <text:p>72,9%</text:p>
          </table:table-cell>
          <table:table-cell office:value-type="float" office:value="57651" table:style-name="ce13">
            <text:p>57.651</text:p>
          </table:table-cell>
          <table:table-cell office:value-type="float" office:value="55029" table:style-name="ce13">
            <text:p>55.029</text:p>
          </table:table-cell>
          <table:table-cell office:value-type="float" office:value="477" table:style-name="ce13">
            <text:p>477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68" table:style-name="ce14">
            <text:p>173.068</text:p>
          </table:table-cell>
          <table:table-cell office:value-type="percentage" office:value="0.8154430403603502" table:style-name="ce15">
            <text:p>81,5%</text:p>
          </table:table-cell>
          <table:table-cell office:value-type="float" office:value="92858" table:style-name="ce13">
            <text:p>92.858</text:p>
          </table:table-cell>
          <table:table-cell office:value-type="float" office:value="86796" table:style-name="ce13">
            <text:p>86.796</text:p>
          </table:table-cell>
          <table:table-cell office:value-type="float" office:value="0" table:style-name="ce13">
            <text:p>0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061" table:style-name="ce14">
            <text:p>7.061</text:p>
          </table:table-cell>
          <table:table-cell office:value-type="percentage" office:value="0.76335135135135135" table:style-name="ce15">
            <text:p>76,3%</text:p>
          </table:table-cell>
          <table:table-cell office:value-type="float" office:value="5324" table:style-name="ce13">
            <text:p>5.324</text:p>
          </table:table-cell>
          <table:table-cell office:value-type="float" office:value="5088" table:style-name="ce13">
            <text:p>5.088</text:p>
          </table:table-cell>
          <table:table-cell office:value-type="float" office:value="0" table:style-name="ce13">
            <text:p>0</text:p>
          </table:table-cell>
          <table:table-cell office:value-type="date" office:date-value="2021-10-28T00:00:00" table:style-name="ce17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560343" table:style-name="ce19">
            <text:p>54.560.343</text:p>
          </table:table-cell>
          <table:table-cell office:value-type="float" office:value="10766640" table:style-name="ce20">
            <text:p>10.766.640</text:p>
          </table:table-cell>
          <table:table-cell office:value-type="float" office:value="9117570" table:style-name="ce21">
            <text:p>9.117.57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604093" table:style-name="ce23">
            <text:p>76.604.093</text:p>
          </table:table-cell>
          <table:table-cell office:value-type="float" office:value="71802968" table:style-name="ce23">
            <text:p>71.802.968</text:p>
          </table:table-cell>
          <table:table-cell office:value-type="percentage" office:value="0.93732547685147838" table:style-name="ce24">
            <text:p>93,7%</text:p>
          </table:table-cell>
          <table:table-cell office:value-type="float" office:value="38017638" table:style-name="ce23">
            <text:p>38.017.638</text:p>
          </table:table-cell>
          <table:table-cell office:value-type="float" office:value="37286684" table:style-name="ce23">
            <text:p>37.286.684</text:p>
          </table:table-cell>
          <table:table-cell office:value-type="float" office:value="861125" table:style-name="ce23">
            <text:p>861.12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3321" table:style-name="ce31">
            <text:p>6.843.321</text:p>
          </table:table-cell>
          <table:table-cell office:value-type="percentage" office:value="0.91832312910335856" table:style-name="ce32">
            <text:p>91,8%</text:p>
          </table:table-cell>
          <table:table-cell office:value-type="float" office:value="6736604" table:style-name="ce31">
            <text:p>6.736.604</text:p>
          </table:table-cell>
          <table:table-cell office:value-type="percentage" office:value="0.90400249598260862" table:style-name="ce32">
            <text:p>90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6438" table:style-name="ce31">
            <text:p>1.066.438</text:p>
          </table:table-cell>
          <table:table-cell office:value-type="percentage" office:value="0.89984592459586843" table:style-name="ce32">
            <text:p>90,0%</text:p>
          </table:table-cell>
          <table:table-cell office:value-type="float" office:value="1047297" table:style-name="ce31">
            <text:p>1.047.297</text:p>
          </table:table-cell>
          <table:table-cell office:value-type="percentage" office:value="0.88369500832817216" table:style-name="ce32">
            <text:p>88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593" table:style-name="ce31">
            <text:p>873.593</text:p>
          </table:table-cell>
          <table:table-cell office:value-type="percentage" office:value="0.93539752036294055" table:style-name="ce32">
            <text:p>93,5%</text:p>
          </table:table-cell>
          <table:table-cell office:value-type="float" office:value="864778" table:style-name="ce31">
            <text:p>864.778</text:p>
          </table:table-cell>
          <table:table-cell office:value-type="percentage" office:value="0.92595888115452274" table:style-name="ce32">
            <text:p>92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7354" table:style-name="ce31">
            <text:p>857.354</text:p>
          </table:table-cell>
          <table:table-cell office:value-type="percentage" office:value="0.82846781277207604" table:style-name="ce32">
            <text:p>82,8%</text:p>
          </table:table-cell>
          <table:table-cell office:value-type="float" office:value="840344" table:style-name="ce31">
            <text:p>840.344</text:p>
          </table:table-cell>
          <table:table-cell office:value-type="percentage" office:value="0.81203091798269733" table:style-name="ce32">
            <text:p>81,2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8750" table:style-name="ce31">
            <text:p>1.678.750</text:p>
          </table:table-cell>
          <table:table-cell office:value-type="percentage" office:value="0.8561670034384381" table:style-name="ce32">
            <text:p>85,6%</text:p>
          </table:table-cell>
          <table:table-cell office:value-type="float" office:value="1638583" table:style-name="ce31">
            <text:p>1.638.583</text:p>
          </table:table-cell>
          <table:table-cell office:value-type="percentage" office:value="0.83568172568587706" table:style-name="ce32">
            <text:p>83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274" table:style-name="ce31">
            <text:p>482.274</text:p>
          </table:table-cell>
          <table:table-cell office:value-type="percentage" office:value="0.9201472162281279" table:style-name="ce32">
            <text:p>92,0%</text:p>
          </table:table-cell>
          <table:table-cell office:value-type="float" office:value="476683" table:style-name="ce31">
            <text:p>476.683</text:p>
          </table:table-cell>
          <table:table-cell office:value-type="percentage" office:value="0.90947995428588868" table:style-name="ce32">
            <text:p>90,9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0967" table:style-name="ce31">
            <text:p>2.000.967</text:p>
          </table:table-cell>
          <table:table-cell office:value-type="percentage" office:value="0.91945513687976532" table:style-name="ce32">
            <text:p>91,9%</text:p>
          </table:table-cell>
          <table:table-cell office:value-type="float" office:value="1961085" table:style-name="ce31">
            <text:p>1.961.085</text:p>
          </table:table-cell>
          <table:table-cell office:value-type="percentage" office:value="0.90112914261347365" table:style-name="ce32">
            <text:p>90,1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8350" table:style-name="ce31">
            <text:p>1.618.350</text:p>
          </table:table-cell>
          <table:table-cell office:value-type="percentage" office:value="0.89471711381790198" table:style-name="ce32">
            <text:p>89,5%</text:p>
          </table:table-cell>
          <table:table-cell office:value-type="float" office:value="1557966" table:style-name="ce31">
            <text:p>1.557.966</text:p>
          </table:table-cell>
          <table:table-cell office:value-type="percentage" office:value="0.86133335987049864" table:style-name="ce32">
            <text:p>86,1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73535" table:style-name="ce31">
            <text:p>5.973.535</text:p>
          </table:table-cell>
          <table:table-cell office:value-type="percentage" office:value="0.86971780745330762" table:style-name="ce32">
            <text:p>87,0%</text:p>
          </table:table-cell>
          <table:table-cell office:value-type="float" office:value="5844364" table:style-name="ce31">
            <text:p>5.844.364</text:p>
          </table:table-cell>
          <table:table-cell office:value-type="percentage" office:value="0.85091113453575529" table:style-name="ce32">
            <text:p>85,1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3308" table:style-name="ce31">
            <text:p>4.073.308</text:p>
          </table:table-cell>
          <table:table-cell office:value-type="percentage" office:value="0.90750700853009914" table:style-name="ce32">
            <text:p>90,8%</text:p>
          </table:table-cell>
          <table:table-cell office:value-type="float" office:value="4007821" table:style-name="ce31">
            <text:p>4.007.821</text:p>
          </table:table-cell>
          <table:table-cell office:value-type="percentage" office:value="0.89291692315781435" table:style-name="ce32">
            <text:p>89,3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545" table:style-name="ce31">
            <text:p>897.545</text:p>
          </table:table-cell>
          <table:table-cell office:value-type="percentage" office:value="0.94137840255832317" table:style-name="ce32">
            <text:p>94,1%</text:p>
          </table:table-cell>
          <table:table-cell office:value-type="float" office:value="883203" table:style-name="ce31">
            <text:p>883.203</text:p>
          </table:table-cell>
          <table:table-cell office:value-type="percentage" office:value="0.92633598234597569" table:style-name="ce32">
            <text:p>92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8772" table:style-name="ce31">
            <text:p>2.308.772</text:p>
          </table:table-cell>
          <table:table-cell office:value-type="percentage" office:value="0.94062938353560832" table:style-name="ce32">
            <text:p>94,1%</text:p>
          </table:table-cell>
          <table:table-cell office:value-type="float" office:value="2287109" table:style-name="ce31">
            <text:p>2.287.109</text:p>
          </table:table-cell>
          <table:table-cell office:value-type="percentage" office:value="0.93180354264030474" table:style-name="ce32">
            <text:p>93,2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232" table:style-name="ce31">
            <text:p>260.232</text:p>
          </table:table-cell>
          <table:table-cell office:value-type="percentage" office:value="0.91640666267563475" table:style-name="ce32">
            <text:p>91,6%</text:p>
          </table:table-cell>
          <table:table-cell office:value-type="float" office:value="254822" table:style-name="ce31">
            <text:p>254.822</text:p>
          </table:table-cell>
          <table:table-cell office:value-type="percentage" office:value="0.89735535443884917" table:style-name="ce32">
            <text:p>89,7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4961" table:style-name="ce31">
            <text:p>5.334.961</text:p>
          </table:table-cell>
          <table:table-cell office:value-type="percentage" office:value="0.8924418239937959" table:style-name="ce32">
            <text:p>89,2%</text:p>
          </table:table-cell>
          <table:table-cell office:value-type="float" office:value="5219467" table:style-name="ce31">
            <text:p>5.219.467</text:p>
          </table:table-cell>
          <table:table-cell office:value-type="percentage" office:value="0.87312178097561077" table:style-name="ce32">
            <text:p>87,3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0273" table:style-name="ce31">
            <text:p>1.190.273</text:p>
          </table:table-cell>
          <table:table-cell office:value-type="percentage" office:value="0.90851033136229264" table:style-name="ce32">
            <text:p>90,9%</text:p>
          </table:table-cell>
          <table:table-cell office:value-type="float" office:value="1158341" table:style-name="ce31">
            <text:p>1.158.341</text:p>
          </table:table-cell>
          <table:table-cell office:value-type="percentage" office:value="0.88413730777773625" table:style-name="ce32">
            <text:p>88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578" table:style-name="ce31">
            <text:p>527.578</text:p>
          </table:table-cell>
          <table:table-cell office:value-type="percentage" office:value="0.90749870130763699" table:style-name="ce32">
            <text:p>90,7%</text:p>
          </table:table-cell>
          <table:table-cell office:value-type="float" office:value="520977" table:style-name="ce31">
            <text:p>520.977</text:p>
          </table:table-cell>
          <table:table-cell office:value-type="percentage" office:value="0.89614417377363875" table:style-name="ce32">
            <text:p>89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1861" table:style-name="ce31">
            <text:p>1.811.861</text:p>
          </table:table-cell>
          <table:table-cell office:value-type="percentage" office:value="0.91326262901706345" table:style-name="ce32">
            <text:p>91,3%</text:p>
          </table:table-cell>
          <table:table-cell office:value-type="float" office:value="1780379" table:style-name="ce31">
            <text:p>1.780.379</text:p>
          </table:table-cell>
          <table:table-cell office:value-type="percentage" office:value="0.89739422957211978" table:style-name="ce32">
            <text:p>89,7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693" table:style-name="ce31">
            <text:p>62.693</text:p>
          </table:table-cell>
          <table:table-cell office:value-type="percentage" office:value="0.88343549637145069" table:style-name="ce32">
            <text:p>88,3%</text:p>
          </table:table-cell>
          <table:table-cell office:value-type="float" office:value="59948" table:style-name="ce31">
            <text:p>59.948</text:p>
          </table:table-cell>
          <table:table-cell office:value-type="percentage" office:value="0.84475445642217994" table:style-name="ce32">
            <text:p>84,5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651" table:style-name="ce31">
            <text:p>57.651</text:p>
          </table:table-cell>
          <table:table-cell office:value-type="percentage" office:value="0.81282163351051084" table:style-name="ce32">
            <text:p>81,3%</text:p>
          </table:table-cell>
          <table:table-cell office:value-type="float" office:value="55029" table:style-name="ce31">
            <text:p>55.029</text:p>
          </table:table-cell>
          <table:table-cell office:value-type="percentage" office:value="0.77585404711886874" table:style-name="ce32">
            <text:p>77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58" table:style-name="ce31">
            <text:p>92.858</text:p>
          </table:table-cell>
          <table:table-cell office:value-type="string" table:style-name="ce32">
            <text:p>-</text:p>
          </table:table-cell>
          <table:table-cell office:value-type="float" office:value="86796" table:style-name="ce31">
            <text:p>86.796</text:p>
          </table:table-cell>
          <table:table-cell office:value-type="string" table:style-name="ce32">
            <text:p>-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324" table:style-name="ce31">
            <text:p>5.324</text:p>
          </table:table-cell>
          <table:table-cell office:value-type="string" table:style-name="ce32">
            <text:p>-</text:p>
          </table:table-cell>
          <table:table-cell office:value-type="float" office:value="5088" table:style-name="ce31">
            <text:p>5.088</text:p>
          </table:table-cell>
          <table:table-cell office:value-type="string" table:style-name="ce32">
            <text:p>-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17638" table:style-name="ce34">
            <text:p>38.017.638</text:p>
          </table:table-cell>
          <table:table-cell office:value-type="percentage" office:value="0.9026066987407142" table:style-name="ce24">
            <text:p>90,3%</text:p>
          </table:table-cell>
          <table:table-cell office:value-type="float" office:value="37286684" table:style-name="ce34">
            <text:p>37.286.684</text:p>
          </table:table-cell>
          <table:table-cell office:value-type="percentage" office:value="0.88525254389102781" table:style-name="ce24">
            <text:p>88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09" table:style-name="ce43">
            <text:p>433.809</text:p>
          </table:table-cell>
          <table:table-cell office:value-type="percentage" office:value="1" table:style-name="ce44">
            <text:p>100,0%</text:p>
          </table:table-cell>
          <table:table-cell office:value-type="float" office:value="653574" table:style-name="ce43">
            <text:p>653.574</text:p>
          </table:table-cell>
          <table:table-cell office:value-type="percentage" office:value="1" table:style-name="ce44">
            <text:p>100,0%</text:p>
          </table:table-cell>
          <table:table-cell office:value-type="float" office:value="929089" table:style-name="ce43">
            <text:p>929.089</text:p>
          </table:table-cell>
          <table:table-cell office:value-type="percentage" office:value="1" table:style-name="ce44">
            <text:p>100,0%</text:p>
          </table:table-cell>
          <table:table-cell office:value-type="float" office:value="1215505" table:style-name="ce43">
            <text:p>1.215.505</text:p>
          </table:table-cell>
          <table:table-cell office:value-type="percentage" office:value="0.96085756679138135" table:style-name="ce44">
            <text:p>96,1%</text:p>
          </table:table-cell>
          <table:table-cell office:value-type="float" office:value="1250341" table:style-name="ce43">
            <text:p>1.250.341</text:p>
          </table:table-cell>
          <table:table-cell office:value-type="percentage" office:value="0.90269898362156475" table:style-name="ce44">
            <text:p>90,3%</text:p>
          </table:table-cell>
          <table:table-cell office:value-type="float" office:value="929074" table:style-name="ce43">
            <text:p>929.074</text:p>
          </table:table-cell>
          <table:table-cell office:value-type="percentage" office:value="0.81482209088270041" table:style-name="ce44">
            <text:p>81,5%</text:p>
          </table:table-cell>
          <table:table-cell office:value-type="float" office:value="765806" table:style-name="ce43">
            <text:p>765.806</text:p>
          </table:table-cell>
          <table:table-cell office:value-type="percentage" office:value="0.8246248406326453" table:style-name="ce44">
            <text:p>82,5%</text:p>
          </table:table-cell>
          <table:table-cell office:value-type="float" office:value="666123" table:style-name="ce43">
            <text:p>666.123</text:p>
          </table:table-cell>
          <table:table-cell office:value-type="percentage" office:value="0.88473476803908058" table:style-name="ce44">
            <text:p>88,5%</text:p>
          </table:table-cell>
          <table:table-cell office:value-type="float" office:value="6843321" table:style-name="ce43">
            <text:p>6.843.32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832312910335856" table:style-name="ce44">
            <text:p>91,8%</text:p>
          </table:table-cell>
          <table:table-cell office:value-type="percentage" office:value="0.80848165336016886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84" table:style-name="ce46">
            <text:p>101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19284" table:style-name="ce46">
            <text:p>119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54553" table:style-name="ce46">
            <text:p>154.553</text:p>
          </table:table-cell>
          <table:table-cell office:value-type="percentage" office:value="0.98839908676383126" table:style-name="ce47">
            <text:p>98,8%</text:p>
          </table:table-cell>
          <table:table-cell office:value-type="float" office:value="186023" table:style-name="ce46">
            <text:p>186.023</text:p>
          </table:table-cell>
          <table:table-cell office:value-type="percentage" office:value="0.93824962424217973" table:style-name="ce47">
            <text:p>93,8%</text:p>
          </table:table-cell>
          <table:table-cell office:value-type="float" office:value="187831" table:style-name="ce46">
            <text:p>187.831</text:p>
          </table:table-cell>
          <table:table-cell office:value-type="percentage" office:value="0.87386423377360511" table:style-name="ce47">
            <text:p>87,4%</text:p>
          </table:table-cell>
          <table:table-cell office:value-type="float" office:value="125575" table:style-name="ce46">
            <text:p>125.575</text:p>
          </table:table-cell>
          <table:table-cell office:value-type="percentage" office:value="0.76436823588132885" table:style-name="ce47">
            <text:p>76,4%</text:p>
          </table:table-cell>
          <table:table-cell office:value-type="float" office:value="103853" table:style-name="ce46">
            <text:p>103.853</text:p>
          </table:table-cell>
          <table:table-cell office:value-type="percentage" office:value="0.79641260419782056" table:style-name="ce47">
            <text:p>79,6%</text:p>
          </table:table-cell>
          <table:table-cell office:value-type="float" office:value="88035" table:style-name="ce46">
            <text:p>88.035</text:p>
          </table:table-cell>
          <table:table-cell office:value-type="percentage" office:value="0.85380519644259956" table:style-name="ce47">
            <text:p>85,4%</text:p>
          </table:table-cell>
          <table:table-cell office:value-type="float" office:value="1066438" table:style-name="ce46">
            <text:p>1.066.43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84592459586843" table:style-name="ce47">
            <text:p>90,0%</text:p>
          </table:table-cell>
          <table:table-cell office:value-type="percentage" office:value="0.8022004060505900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9" table:style-name="ce46">
            <text:p>88.959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3" table:style-name="ce46">
            <text:p>114.363</text:p>
          </table:table-cell>
          <table:table-cell office:value-type="percentage" office:value="1" table:style-name="ce47">
            <text:p>100,0%</text:p>
          </table:table-cell>
          <table:table-cell office:value-type="float" office:value="148203" table:style-name="ce46">
            <text:p>148.203</text:p>
          </table:table-cell>
          <table:table-cell office:value-type="percentage" office:value="0.99031753668510947" table:style-name="ce47">
            <text:p>99,0%</text:p>
          </table:table-cell>
          <table:table-cell office:value-type="float" office:value="153197" table:style-name="ce46">
            <text:p>153.197</text:p>
          </table:table-cell>
          <table:table-cell office:value-type="percentage" office:value="0.94191029542869442" table:style-name="ce47">
            <text:p>94,2%</text:p>
          </table:table-cell>
          <table:table-cell office:value-type="float" office:value="150673" table:style-name="ce46">
            <text:p>150.673</text:p>
          </table:table-cell>
          <table:table-cell office:value-type="percentage" office:value="0.90227135269143022" table:style-name="ce47">
            <text:p>90,2%</text:p>
          </table:table-cell>
          <table:table-cell office:value-type="float" office:value="90993" table:style-name="ce46">
            <text:p>90.993</text:p>
          </table:table-cell>
          <table:table-cell office:value-type="percentage" office:value="0.79503892495478412" table:style-name="ce47">
            <text:p>79,5%</text:p>
          </table:table-cell>
          <table:table-cell office:value-type="float" office:value="66649" table:style-name="ce46">
            <text:p>66.649</text:p>
          </table:table-cell>
          <table:table-cell office:value-type="percentage" office:value="0.84247449785744077" table:style-name="ce47">
            <text:p>84,2%</text:p>
          </table:table-cell>
          <table:table-cell office:value-type="float" office:value="60556" table:style-name="ce46">
            <text:p>60.556</text:p>
          </table:table-cell>
          <table:table-cell office:value-type="percentage" office:value="0.94618749999999996" table:style-name="ce47">
            <text:p>94,6%</text:p>
          </table:table-cell>
          <table:table-cell office:value-type="float" office:value="873593" table:style-name="ce46">
            <text:p>873.59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39752036294055" table:style-name="ce47">
            <text:p>93,5%</text:p>
          </table:table-cell>
          <table:table-cell office:value-type="percentage" office:value="0.85748598328988279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7" table:style-name="ce46">
            <text:p>51.497</text:p>
          </table:table-cell>
          <table:table-cell office:value-type="percentage" office:value="1" table:style-name="ce47">
            <text:p>100,0%</text:p>
          </table:table-cell>
          <table:table-cell office:value-type="float" office:value="79272" table:style-name="ce46">
            <text:p>79.272</text:p>
          </table:table-cell>
          <table:table-cell office:value-type="percentage" office:value="0.98454965472701073" table:style-name="ce47">
            <text:p>98,5%</text:p>
          </table:table-cell>
          <table:table-cell office:value-type="float" office:value="110374" table:style-name="ce46">
            <text:p>110.374</text:p>
          </table:table-cell>
          <table:table-cell office:value-type="percentage" office:value="0.94150864532418899" table:style-name="ce47">
            <text:p>94,2%</text:p>
          </table:table-cell>
          <table:table-cell office:value-type="float" office:value="150271" table:style-name="ce46">
            <text:p>150.271</text:p>
          </table:table-cell>
          <table:table-cell office:value-type="percentage" office:value="0.90635536228037905" table:style-name="ce47">
            <text:p>90,6%</text:p>
          </table:table-cell>
          <table:table-cell office:value-type="float" office:value="167605" table:style-name="ce46">
            <text:p>167.605</text:p>
          </table:table-cell>
          <table:table-cell office:value-type="percentage" office:value="0.81293774130337781" table:style-name="ce47">
            <text:p>81,3%</text:p>
          </table:table-cell>
          <table:table-cell office:value-type="float" office:value="126565" table:style-name="ce46">
            <text:p>126.565</text:p>
          </table:table-cell>
          <table:table-cell office:value-type="percentage" office:value="0.69469830448934333" table:style-name="ce47">
            <text:p>69,5%</text:p>
          </table:table-cell>
          <table:table-cell office:value-type="float" office:value="97170" table:style-name="ce46">
            <text:p>97.170</text:p>
          </table:table-cell>
          <table:table-cell office:value-type="percentage" office:value="0.70442649809340152" table:style-name="ce47">
            <text:p>70,4%</text:p>
          </table:table-cell>
          <table:table-cell office:value-type="float" office:value="74600" table:style-name="ce46">
            <text:p>74.600</text:p>
          </table:table-cell>
          <table:table-cell office:value-type="percentage" office:value="0.78131545873481356" table:style-name="ce47">
            <text:p>78,1%</text:p>
          </table:table-cell>
          <table:table-cell office:value-type="float" office:value="857354" table:style-name="ce46">
            <text:p>857.3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846781277207604" table:style-name="ce47">
            <text:p>82,8%</text:p>
          </table:table-cell>
          <table:table-cell office:value-type="percentage" office:value="0.73181607503949919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67" table:style-name="ce46">
            <text:p>93.067</text:p>
          </table:table-cell>
          <table:table-cell office:value-type="percentage" office:value="1" table:style-name="ce47">
            <text:p>100,0%</text:p>
          </table:table-cell>
          <table:table-cell office:value-type="float" office:value="151423" table:style-name="ce46">
            <text:p>151.423</text:p>
          </table:table-cell>
          <table:table-cell office:value-type="percentage" office:value="0.97988753065727907" table:style-name="ce47">
            <text:p>98,0%</text:p>
          </table:table-cell>
          <table:table-cell office:value-type="float" office:value="224548" table:style-name="ce46">
            <text:p>224.548</text:p>
          </table:table-cell>
          <table:table-cell office:value-type="percentage" office:value="0.95514947339764855" table:style-name="ce47">
            <text:p>95,5%</text:p>
          </table:table-cell>
          <table:table-cell office:value-type="float" office:value="320777" table:style-name="ce46">
            <text:p>320.777</text:p>
          </table:table-cell>
          <table:table-cell office:value-type="percentage" office:value="0.91516695576756291" table:style-name="ce47">
            <text:p>91,5%</text:p>
          </table:table-cell>
          <table:table-cell office:value-type="float" office:value="318037" table:style-name="ce46">
            <text:p>318.037</text:p>
          </table:table-cell>
          <table:table-cell office:value-type="percentage" office:value="0.8198435776079851" table:style-name="ce47">
            <text:p>82,0%</text:p>
          </table:table-cell>
          <table:table-cell office:value-type="float" office:value="229671" table:style-name="ce46">
            <text:p>229.671</text:p>
          </table:table-cell>
          <table:table-cell office:value-type="percentage" office:value="0.73864871644786356" table:style-name="ce47">
            <text:p>73,9%</text:p>
          </table:table-cell>
          <table:table-cell office:value-type="float" office:value="188085" table:style-name="ce46">
            <text:p>188.085</text:p>
          </table:table-cell>
          <table:table-cell office:value-type="percentage" office:value="0.74711616378283041" table:style-name="ce47">
            <text:p>74,7%</text:p>
          </table:table-cell>
          <table:table-cell office:value-type="float" office:value="153142" table:style-name="ce46">
            <text:p>153.142</text:p>
          </table:table-cell>
          <table:table-cell office:value-type="percentage" office:value="0.85174947301679116" table:style-name="ce47">
            <text:p>85,2%</text:p>
          </table:table-cell>
          <table:table-cell office:value-type="float" office:value="1678750" table:style-name="ce46">
            <text:p>1.678.75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61670034384381" table:style-name="ce47">
            <text:p>85,6%</text:p>
          </table:table-cell>
          <table:table-cell office:value-type="percentage" office:value="0.77150139341308999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8" table:style-name="ce46">
            <text:p>42.318</text:p>
          </table:table-cell>
          <table:table-cell office:value-type="percentage" office:value="1" table:style-name="ce47">
            <text:p>100,0%</text:p>
          </table:table-cell>
          <table:table-cell office:value-type="float" office:value="55923" table:style-name="ce46">
            <text:p>55.923</text:p>
          </table:table-cell>
          <table:table-cell office:value-type="percentage" office:value="1" table:style-name="ce47">
            <text:p>100,0%</text:p>
          </table:table-cell>
          <table:table-cell office:value-type="float" office:value="76671" table:style-name="ce46">
            <text:p>76.671</text:p>
          </table:table-cell>
          <table:table-cell office:value-type="percentage" office:value="0.99128579740125411" table:style-name="ce47">
            <text:p>99,1%</text:p>
          </table:table-cell>
          <table:table-cell office:value-type="float" office:value="84279" table:style-name="ce46">
            <text:p>84.279</text:p>
          </table:table-cell>
          <table:table-cell office:value-type="percentage" office:value="0.93680805655595567" table:style-name="ce47">
            <text:p>93,7%</text:p>
          </table:table-cell>
          <table:table-cell office:value-type="float" office:value="88008" table:style-name="ce46">
            <text:p>88.008</text:p>
          </table:table-cell>
          <table:table-cell office:value-type="percentage" office:value="0.90016262823594395" table:style-name="ce47">
            <text:p>90,0%</text:p>
          </table:table-cell>
          <table:table-cell office:value-type="float" office:value="54664" table:style-name="ce46">
            <text:p>54.664</text:p>
          </table:table-cell>
          <table:table-cell office:value-type="percentage" office:value="0.77567295276205073" table:style-name="ce47">
            <text:p>77,6%</text:p>
          </table:table-cell>
          <table:table-cell office:value-type="float" office:value="41150" table:style-name="ce46">
            <text:p>41.150</text:p>
          </table:table-cell>
          <table:table-cell office:value-type="percentage" office:value="0.81477081477081481" table:style-name="ce47">
            <text:p>81,5%</text:p>
          </table:table-cell>
          <table:table-cell office:value-type="float" office:value="39261" table:style-name="ce46">
            <text:p>39.261</text:p>
          </table:table-cell>
          <table:table-cell office:value-type="percentage" office:value="0.89304642540317991" table:style-name="ce47">
            <text:p>89,3%</text:p>
          </table:table-cell>
          <table:table-cell office:value-type="float" office:value="482274" table:style-name="ce46">
            <text:p>482.27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1472162281279" table:style-name="ce47">
            <text:p>92,0%</text:p>
          </table:table-cell>
          <table:table-cell office:value-type="percentage" office:value="0.82736294936567711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33" table:style-name="ce46">
            <text:p>229.333</text:p>
          </table:table-cell>
          <table:table-cell office:value-type="percentage" office:value="1" table:style-name="ce47">
            <text:p>100,0%</text:p>
          </table:table-cell>
          <table:table-cell office:value-type="float" office:value="250496" table:style-name="ce46">
            <text:p>250.496</text:p>
          </table:table-cell>
          <table:table-cell office:value-type="percentage" office:value="1" table:style-name="ce47">
            <text:p>100,0%</text:p>
          </table:table-cell>
          <table:table-cell office:value-type="float" office:value="320452" table:style-name="ce46">
            <text:p>320.452</text:p>
          </table:table-cell>
          <table:table-cell office:value-type="percentage" office:value="1" table:style-name="ce47">
            <text:p>100,0%</text:p>
          </table:table-cell>
          <table:table-cell office:value-type="float" office:value="352848" table:style-name="ce46">
            <text:p>352.848</text:p>
          </table:table-cell>
          <table:table-cell office:value-type="percentage" office:value="0.92568505279727165" table:style-name="ce47">
            <text:p>92,6%</text:p>
          </table:table-cell>
          <table:table-cell office:value-type="float" office:value="320321" table:style-name="ce46">
            <text:p>320.321</text:p>
          </table:table-cell>
          <table:table-cell office:value-type="percentage" office:value="0.88168618653748232" table:style-name="ce47">
            <text:p>88,2%</text:p>
          </table:table-cell>
          <table:table-cell office:value-type="float" office:value="211855" table:style-name="ce46">
            <text:p>211.855</text:p>
          </table:table-cell>
          <table:table-cell office:value-type="percentage" office:value="0.7911443220816855" table:style-name="ce47">
            <text:p>79,1%</text:p>
          </table:table-cell>
          <table:table-cell office:value-type="float" office:value="172471" table:style-name="ce46">
            <text:p>172.471</text:p>
          </table:table-cell>
          <table:table-cell office:value-type="percentage" office:value="0.81737486137834947" table:style-name="ce47">
            <text:p>81,7%</text:p>
          </table:table-cell>
          <table:table-cell office:value-type="float" office:value="143191" table:style-name="ce46">
            <text:p>143.191</text:p>
          </table:table-cell>
          <table:table-cell office:value-type="percentage" office:value="0.8660292000822537" table:style-name="ce47">
            <text:p>86,6%</text:p>
          </table:table-cell>
          <table:table-cell office:value-type="float" office:value="2000967" table:style-name="ce46">
            <text:p>2.000.96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945513687976532" table:style-name="ce47">
            <text:p>91,9%</text:p>
          </table:table-cell>
          <table:table-cell office:value-type="percentage" office:value="0.83550543275385625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54" table:style-name="ce46">
            <text:p>138.1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82" table:style-name="ce46">
            <text:p>158.382</text:p>
          </table:table-cell>
          <table:table-cell office:value-type="percentage" office:value="0.99548085807128806" table:style-name="ce47">
            <text:p>99,5%</text:p>
          </table:table-cell>
          <table:table-cell office:value-type="float" office:value="222335" table:style-name="ce46">
            <text:p>222.335</text:p>
          </table:table-cell>
          <table:table-cell office:value-type="percentage" office:value="1" table:style-name="ce47">
            <text:p>100,0%</text:p>
          </table:table-cell>
          <table:table-cell office:value-type="float" office:value="286256" table:style-name="ce46">
            <text:p>286.256</text:p>
          </table:table-cell>
          <table:table-cell office:value-type="percentage" office:value="0.93098042786801005" table:style-name="ce47">
            <text:p>93,1%</text:p>
          </table:table-cell>
          <table:table-cell office:value-type="float" office:value="286888" table:style-name="ce46">
            <text:p>286.888</text:p>
          </table:table-cell>
          <table:table-cell office:value-type="percentage" office:value="0.86776667019555054" table:style-name="ce47">
            <text:p>86,8%</text:p>
          </table:table-cell>
          <table:table-cell office:value-type="float" office:value="205272" table:style-name="ce46">
            <text:p>205.272</text:p>
          </table:table-cell>
          <table:table-cell office:value-type="percentage" office:value="0.77198656642885888" table:style-name="ce47">
            <text:p>77,2%</text:p>
          </table:table-cell>
          <table:table-cell office:value-type="float" office:value="172392" table:style-name="ce46">
            <text:p>172.392</text:p>
          </table:table-cell>
          <table:table-cell office:value-type="percentage" office:value="0.79046627752889875" table:style-name="ce47">
            <text:p>79,0%</text:p>
          </table:table-cell>
          <table:table-cell office:value-type="float" office:value="148671" table:style-name="ce46">
            <text:p>148.671</text:p>
          </table:table-cell>
          <table:table-cell office:value-type="percentage" office:value="0.85456855126112252" table:style-name="ce47">
            <text:p>85,5%</text:p>
          </table:table-cell>
          <table:table-cell office:value-type="float" office:value="1618350" table:style-name="ce46">
            <text:p>1.618.3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71711381790198" table:style-name="ce47">
            <text:p>89,5%</text:p>
          </table:table-cell>
          <table:table-cell office:value-type="percentage" office:value="0.79128368034554697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35" table:style-name="ce46">
            <text:p>458.835</text:p>
          </table:table-cell>
          <table:table-cell office:value-type="percentage" office:value="1" table:style-name="ce47">
            <text:p>100,0%</text:p>
          </table:table-cell>
          <table:table-cell office:value-type="float" office:value="618373" table:style-name="ce46">
            <text:p>618.373</text:p>
          </table:table-cell>
          <table:table-cell office:value-type="percentage" office:value="0.97336815196791393" table:style-name="ce47">
            <text:p>97,3%</text:p>
          </table:table-cell>
          <table:table-cell office:value-type="float" office:value="799495" table:style-name="ce46">
            <text:p>799.495</text:p>
          </table:table-cell>
          <table:table-cell office:value-type="percentage" office:value="0.95452515807369764" table:style-name="ce47">
            <text:p>95,5%</text:p>
          </table:table-cell>
          <table:table-cell office:value-type="float" office:value="1025213" table:style-name="ce46">
            <text:p>1.025.213</text:p>
          </table:table-cell>
          <table:table-cell office:value-type="percentage" office:value="0.93902892524134896" table:style-name="ce47">
            <text:p>93,9%</text:p>
          </table:table-cell>
          <table:table-cell office:value-type="float" office:value="1127695" table:style-name="ce46">
            <text:p>1.127.695</text:p>
          </table:table-cell>
          <table:table-cell office:value-type="percentage" office:value="0.85641975918071322" table:style-name="ce47">
            <text:p>85,6%</text:p>
          </table:table-cell>
          <table:table-cell office:value-type="float" office:value="777013" table:style-name="ce46">
            <text:p>777.013</text:p>
          </table:table-cell>
          <table:table-cell office:value-type="percentage" office:value="0.74380080639294233" table:style-name="ce47">
            <text:p>74,4%</text:p>
          </table:table-cell>
          <table:table-cell office:value-type="float" office:value="637359" table:style-name="ce46">
            <text:p>637.359</text:p>
          </table:table-cell>
          <table:table-cell office:value-type="percentage" office:value="0.75972393570419638" table:style-name="ce47">
            <text:p>76,0%</text:p>
          </table:table-cell>
          <table:table-cell office:value-type="float" office:value="529552" table:style-name="ce46">
            <text:p>529.552</text:p>
          </table:table-cell>
          <table:table-cell office:value-type="percentage" office:value="0.80703968203168097" table:style-name="ce47">
            <text:p>80,7%</text:p>
          </table:table-cell>
          <table:table-cell office:value-type="float" office:value="5973535" table:style-name="ce46">
            <text:p>5.973.53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971780745330762" table:style-name="ce47">
            <text:p>87,0%</text:p>
          </table:table-cell>
          <table:table-cell office:value-type="percentage" office:value="0.76775928577148012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72" table:style-name="ce46">
            <text:p>297.272</text:p>
          </table:table-cell>
          <table:table-cell office:value-type="percentage" office:value="1" table:style-name="ce47">
            <text:p>100,0%</text:p>
          </table:table-cell>
          <table:table-cell office:value-type="float" office:value="434449" table:style-name="ce46">
            <text:p>434.449</text:p>
          </table:table-cell>
          <table:table-cell office:value-type="percentage" office:value="0.99220530669480334" table:style-name="ce47">
            <text:p>99,2%</text:p>
          </table:table-cell>
          <table:table-cell office:value-type="float" office:value="570111" table:style-name="ce46">
            <text:p>570.111</text:p>
          </table:table-cell>
          <table:table-cell office:value-type="percentage" office:value="0.9817177749307765" table:style-name="ce47">
            <text:p>98,2%</text:p>
          </table:table-cell>
          <table:table-cell office:value-type="float" office:value="714826" table:style-name="ce46">
            <text:p>714.826</text:p>
          </table:table-cell>
          <table:table-cell office:value-type="percentage" office:value="0.95014448370005877" table:style-name="ce47">
            <text:p>95,0%</text:p>
          </table:table-cell>
          <table:table-cell office:value-type="float" office:value="752572" table:style-name="ce46">
            <text:p>752.572</text:p>
          </table:table-cell>
          <table:table-cell office:value-type="percentage" office:value="0.88372781204056416" table:style-name="ce47">
            <text:p>88,4%</text:p>
          </table:table-cell>
          <table:table-cell office:value-type="float" office:value="509170" table:style-name="ce46">
            <text:p>509.170</text:p>
          </table:table-cell>
          <table:table-cell office:value-type="percentage" office:value="0.78483689628968534" table:style-name="ce47">
            <text:p>78,5%</text:p>
          </table:table-cell>
          <table:table-cell office:value-type="float" office:value="424559" table:style-name="ce46">
            <text:p>424.559</text:p>
          </table:table-cell>
          <table:table-cell office:value-type="percentage" office:value="0.82258789520388431" table:style-name="ce47">
            <text:p>82,3%</text:p>
          </table:table-cell>
          <table:table-cell office:value-type="float" office:value="370349" table:style-name="ce46">
            <text:p>370.349</text:p>
          </table:table-cell>
          <table:table-cell office:value-type="percentage" office:value="0.87237210003509758" table:style-name="ce47">
            <text:p>87,2%</text:p>
          </table:table-cell>
          <table:table-cell office:value-type="float" office:value="4073308" table:style-name="ce46">
            <text:p>4.073.30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50700853009914" table:style-name="ce47">
            <text:p>90,8%</text:p>
          </table:table-cell>
          <table:table-cell office:value-type="percentage" office:value="0.80542291590086756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75" table:style-name="ce46">
            <text:p>78.275</text:p>
          </table:table-cell>
          <table:table-cell office:value-type="percentage" office:value="1" table:style-name="ce47">
            <text:p>100,0%</text:p>
          </table:table-cell>
          <table:table-cell office:value-type="float" office:value="95927" table:style-name="ce46">
            <text:p>95.927</text:p>
          </table:table-cell>
          <table:table-cell office:value-type="percentage" office:value="1" table:style-name="ce47">
            <text:p>100,0%</text:p>
          </table:table-cell>
          <table:table-cell office:value-type="float" office:value="132867" table:style-name="ce46">
            <text:p>132.867</text:p>
          </table:table-cell>
          <table:table-cell office:value-type="percentage" office:value="1" table:style-name="ce47">
            <text:p>100,0%</text:p>
          </table:table-cell>
          <table:table-cell office:value-type="float" office:value="161496" table:style-name="ce46">
            <text:p>161.496</text:p>
          </table:table-cell>
          <table:table-cell office:value-type="percentage" office:value="0.95437783661119513" table:style-name="ce47">
            <text:p>95,4%</text:p>
          </table:table-cell>
          <table:table-cell office:value-type="float" office:value="146231" table:style-name="ce46">
            <text:p>146.231</text:p>
          </table:table-cell>
          <table:table-cell office:value-type="percentage" office:value="0.9168432668313542" table:style-name="ce47">
            <text:p>91,7%</text:p>
          </table:table-cell>
          <table:table-cell office:value-type="float" office:value="113060" table:style-name="ce46">
            <text:p>113.060</text:p>
          </table:table-cell>
          <table:table-cell office:value-type="percentage" office:value="0.8470246255965358" table:style-name="ce47">
            <text:p>84,7%</text:p>
          </table:table-cell>
          <table:table-cell office:value-type="float" office:value="93228" table:style-name="ce46">
            <text:p>93.228</text:p>
          </table:table-cell>
          <table:table-cell office:value-type="percentage" office:value="0.82269678785739497" table:style-name="ce47">
            <text:p>82,3%</text:p>
          </table:table-cell>
          <table:table-cell office:value-type="float" office:value="76461" table:style-name="ce46">
            <text:p>76.461</text:p>
          </table:table-cell>
          <table:table-cell office:value-type="percentage" office:value="0.90219469026548671" table:style-name="ce47">
            <text:p>90,2%</text:p>
          </table:table-cell>
          <table:table-cell office:value-type="float" office:value="897545" table:style-name="ce46">
            <text:p>897.54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37840255832317" table:style-name="ce47">
            <text:p>94,1%</text:p>
          </table:table-cell>
          <table:table-cell office:value-type="percentage" office:value="0.84356763757451925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06" table:style-name="ce46">
            <text:p>2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291318" table:style-name="ce46">
            <text:p>291.318</text:p>
          </table:table-cell>
          <table:table-cell office:value-type="percentage" office:value="1" table:style-name="ce47">
            <text:p>100,0%</text:p>
          </table:table-cell>
          <table:table-cell office:value-type="float" office:value="345985" table:style-name="ce46">
            <text:p>345.985</text:p>
          </table:table-cell>
          <table:table-cell office:value-type="percentage" office:value="0.99728473137000007" table:style-name="ce47">
            <text:p>99,7%</text:p>
          </table:table-cell>
          <table:table-cell office:value-type="float" office:value="390846" table:style-name="ce46">
            <text:p>390.846</text:p>
          </table:table-cell>
          <table:table-cell office:value-type="percentage" office:value="0.96293814318693038" table:style-name="ce47">
            <text:p>96,3%</text:p>
          </table:table-cell>
          <table:table-cell office:value-type="float" office:value="407876" table:style-name="ce46">
            <text:p>407.876</text:p>
          </table:table-cell>
          <table:table-cell office:value-type="percentage" office:value="0.92025422983116778" table:style-name="ce47">
            <text:p>92,0%</text:p>
          </table:table-cell>
          <table:table-cell office:value-type="float" office:value="263442" table:style-name="ce46">
            <text:p>263.442</text:p>
          </table:table-cell>
          <table:table-cell office:value-type="percentage" office:value="0.81458096274674718" table:style-name="ce47">
            <text:p>81,5%</text:p>
          </table:table-cell>
          <table:table-cell office:value-type="float" office:value="198687" table:style-name="ce46">
            <text:p>198.687</text:p>
          </table:table-cell>
          <table:table-cell office:value-type="percentage" office:value="0.86018763448075819" table:style-name="ce47">
            <text:p>86,0%</text:p>
          </table:table-cell>
          <table:table-cell office:value-type="float" office:value="168312" table:style-name="ce46">
            <text:p>168.312</text:p>
          </table:table-cell>
          <table:table-cell office:value-type="percentage" office:value="0.93503030437705204" table:style-name="ce47">
            <text:p>93,5%</text:p>
          </table:table-cell>
          <table:table-cell office:value-type="float" office:value="2308772" table:style-name="ce46">
            <text:p>2.308.77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62938353560832" table:style-name="ce47">
            <text:p>94,1%</text:p>
          </table:table-cell>
          <table:table-cell office:value-type="percentage" office:value="0.85452504405365426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50" table:style-name="ce46">
            <text:p>38.050</text:p>
          </table:table-cell>
          <table:table-cell office:value-type="percentage" office:value="1" table:style-name="ce47">
            <text:p>100,0%</text:p>
          </table:table-cell>
          <table:table-cell office:value-type="float" office:value="45398" table:style-name="ce46">
            <text:p>45.398</text:p>
          </table:table-cell>
          <table:table-cell office:value-type="percentage" office:value="0.95245887881839542" table:style-name="ce47">
            <text:p>95,2%</text:p>
          </table:table-cell>
          <table:table-cell office:value-type="float" office:value="47538" table:style-name="ce46">
            <text:p>47.538</text:p>
          </table:table-cell>
          <table:table-cell office:value-type="percentage" office:value="0.897841237463879" table:style-name="ce47">
            <text:p>89,8%</text:p>
          </table:table-cell>
          <table:table-cell office:value-type="float" office:value="31156" table:style-name="ce46">
            <text:p>31.156</text:p>
          </table:table-cell>
          <table:table-cell office:value-type="percentage" office:value="0.79239044736641318" table:style-name="ce47">
            <text:p>79,2%</text:p>
          </table:table-cell>
          <table:table-cell office:value-type="float" office:value="24131" table:style-name="ce46">
            <text:p>24.131</text:p>
          </table:table-cell>
          <table:table-cell office:value-type="percentage" office:value="0.79227132444677917" table:style-name="ce47">
            <text:p>79,2%</text:p>
          </table:table-cell>
          <table:table-cell office:value-type="float" office:value="21930" table:style-name="ce46">
            <text:p>21.930</text:p>
          </table:table-cell>
          <table:table-cell office:value-type="percentage" office:value="0.85892213692621022" table:style-name="ce47">
            <text:p>85,9%</text:p>
          </table:table-cell>
          <table:table-cell office:value-type="float" office:value="260232" table:style-name="ce46">
            <text:p>260.23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40666267563475" table:style-name="ce47">
            <text:p>91,6%</text:p>
          </table:table-cell>
          <table:table-cell office:value-type="percentage" office:value="0.813443612970986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89" table:style-name="ce46">
            <text:p>373.889</text:p>
          </table:table-cell>
          <table:table-cell office:value-type="percentage" office:value="1" table:style-name="ce47">
            <text:p>100,0%</text:p>
          </table:table-cell>
          <table:table-cell office:value-type="float" office:value="510986" table:style-name="ce46">
            <text:p>510.986</text:p>
          </table:table-cell>
          <table:table-cell office:value-type="percentage" office:value="0.97130669991883378" table:style-name="ce47">
            <text:p>97,1%</text:p>
          </table:table-cell>
          <table:table-cell office:value-type="float" office:value="688695" table:style-name="ce46">
            <text:p>688.695</text:p>
          </table:table-cell>
          <table:table-cell office:value-type="percentage" office:value="0.97920159016554276" table:style-name="ce47">
            <text:p>97,9%</text:p>
          </table:table-cell>
          <table:table-cell office:value-type="float" office:value="940058" table:style-name="ce46">
            <text:p>940.058</text:p>
          </table:table-cell>
          <table:table-cell office:value-type="percentage" office:value="0.96635940389583286" table:style-name="ce47">
            <text:p>96,6%</text:p>
          </table:table-cell>
          <table:table-cell office:value-type="float" office:value="1029796" table:style-name="ce46">
            <text:p>1.029.796</text:p>
          </table:table-cell>
          <table:table-cell office:value-type="percentage" office:value="0.88320893058232153" table:style-name="ce47">
            <text:p>88,3%</text:p>
          </table:table-cell>
          <table:table-cell office:value-type="float" office:value="744182" table:style-name="ce46">
            <text:p>744.182</text:p>
          </table:table-cell>
          <table:table-cell office:value-type="percentage" office:value="0.7836464344383135" table:style-name="ce47">
            <text:p>78,4%</text:p>
          </table:table-cell>
          <table:table-cell office:value-type="float" office:value="595966" table:style-name="ce46">
            <text:p>595.966</text:p>
          </table:table-cell>
          <table:table-cell office:value-type="percentage" office:value="0.80267483753661739" table:style-name="ce47">
            <text:p>80,3%</text:p>
          </table:table-cell>
          <table:table-cell office:value-type="float" office:value="451389" table:style-name="ce46">
            <text:p>451.389</text:p>
          </table:table-cell>
          <table:table-cell office:value-type="percentage" office:value="0.81545573777599534" table:style-name="ce47">
            <text:p>81,5%</text:p>
          </table:table-cell>
          <table:table-cell office:value-type="float" office:value="5334961" table:style-name="ce46">
            <text:p>5.334.96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4418239937959" table:style-name="ce47">
            <text:p>89,2%</text:p>
          </table:table-cell>
          <table:table-cell office:value-type="percentage" office:value="0.78688040274411608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7" table:style-name="ce46">
            <text:p>73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03295" table:style-name="ce46">
            <text:p>103.295</text:p>
          </table:table-cell>
          <table:table-cell office:value-type="percentage" office:value="1" table:style-name="ce47">
            <text:p>100,0%</text:p>
          </table:table-cell>
          <table:table-cell office:value-type="float" office:value="148264" table:style-name="ce46">
            <text:p>148.264</text:p>
          </table:table-cell>
          <table:table-cell office:value-type="percentage" office:value="1" table:style-name="ce47">
            <text:p>100,0%</text:p>
          </table:table-cell>
          <table:table-cell office:value-type="float" office:value="207384" table:style-name="ce46">
            <text:p>207.384</text:p>
          </table:table-cell>
          <table:table-cell office:value-type="percentage" office:value="0.9724650185692314" table:style-name="ce47">
            <text:p>97,2%</text:p>
          </table:table-cell>
          <table:table-cell office:value-type="float" office:value="231472" table:style-name="ce46">
            <text:p>231.472</text:p>
          </table:table-cell>
          <table:table-cell office:value-type="percentage" office:value="0.91074414633474587" table:style-name="ce47">
            <text:p>91,1%</text:p>
          </table:table-cell>
          <table:table-cell office:value-type="float" office:value="166842" table:style-name="ce46">
            <text:p>166.842</text:p>
          </table:table-cell>
          <table:table-cell office:value-type="percentage" office:value="0.79827562283794973" table:style-name="ce47">
            <text:p>79,8%</text:p>
          </table:table-cell>
          <table:table-cell office:value-type="float" office:value="140326" table:style-name="ce46">
            <text:p>140.326</text:p>
          </table:table-cell>
          <table:table-cell office:value-type="percentage" office:value="0.81467419070177882" table:style-name="ce47">
            <text:p>81,5%</text:p>
          </table:table-cell>
          <table:table-cell office:value-type="float" office:value="118723" table:style-name="ce46">
            <text:p>118.723</text:p>
          </table:table-cell>
          <table:table-cell office:value-type="percentage" office:value="0.83670204518866198" table:style-name="ce47">
            <text:p>83,7%</text:p>
          </table:table-cell>
          <table:table-cell office:value-type="float" office:value="1190273" table:style-name="ce46">
            <text:p>1.190.27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51033136229264" table:style-name="ce47">
            <text:p>90,9%</text:p>
          </table:table-cell>
          <table:table-cell office:value-type="percentage" office:value="0.78760775013548379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3" table:style-name="ce46">
            <text:p>42.513</text:p>
          </table:table-cell>
          <table:table-cell office:value-type="percentage" office:value="1" table:style-name="ce47">
            <text:p>100,0%</text:p>
          </table:table-cell>
          <table:table-cell office:value-type="float" office:value="55896" table:style-name="ce46">
            <text:p>5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72290" table:style-name="ce46">
            <text:p>72.290</text:p>
          </table:table-cell>
          <table:table-cell office:value-type="percentage" office:value="0.97895563620605597" table:style-name="ce47">
            <text:p>97,9%</text:p>
          </table:table-cell>
          <table:table-cell office:value-type="float" office:value="91889" table:style-name="ce46">
            <text:p>91.889</text:p>
          </table:table-cell>
          <table:table-cell office:value-type="percentage" office:value="0.9503071545287195" table:style-name="ce47">
            <text:p>95,0%</text:p>
          </table:table-cell>
          <table:table-cell office:value-type="float" office:value="95285" table:style-name="ce46">
            <text:p>95.285</text:p>
          </table:table-cell>
          <table:table-cell office:value-type="percentage" office:value="0.88225218051517562" table:style-name="ce47">
            <text:p>88,2%</text:p>
          </table:table-cell>
          <table:table-cell office:value-type="float" office:value="63971" table:style-name="ce46">
            <text:p>63.971</text:p>
          </table:table-cell>
          <table:table-cell office:value-type="percentage" office:value="0.78645455551320986" table:style-name="ce47">
            <text:p>78,6%</text:p>
          </table:table-cell>
          <table:table-cell office:value-type="float" office:value="56925" table:style-name="ce46">
            <text:p>56.925</text:p>
          </table:table-cell>
          <table:table-cell office:value-type="percentage" office:value="0.83557179972698048" table:style-name="ce47">
            <text:p>83,6%</text:p>
          </table:table-cell>
          <table:table-cell office:value-type="float" office:value="48809" table:style-name="ce46">
            <text:p>48.809</text:p>
          </table:table-cell>
          <table:table-cell office:value-type="percentage" office:value="0.86559196992267862" table:style-name="ce47">
            <text:p>86,6%</text:p>
          </table:table-cell>
          <table:table-cell office:value-type="float" office:value="527578" table:style-name="ce46">
            <text:p>527.57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49870130763699" table:style-name="ce47">
            <text:p>90,7%</text:p>
          </table:table-cell>
          <table:table-cell office:value-type="percentage" office:value="0.79791348115614558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4" table:style-name="ce46">
            <text:p>164.184</text:p>
          </table:table-cell>
          <table:table-cell office:value-type="percentage" office:value="1" table:style-name="ce47">
            <text:p>100,0%</text:p>
          </table:table-cell>
          <table:table-cell office:value-type="float" office:value="213744" table:style-name="ce46">
            <text:p>213.744</text:p>
          </table:table-cell>
          <table:table-cell office:value-type="percentage" office:value="1" table:style-name="ce47">
            <text:p>100,0%</text:p>
          </table:table-cell>
          <table:table-cell office:value-type="float" office:value="278518" table:style-name="ce46">
            <text:p>278.518</text:p>
          </table:table-cell>
          <table:table-cell office:value-type="percentage" office:value="0.99428457191407937" table:style-name="ce47">
            <text:p>99,4%</text:p>
          </table:table-cell>
          <table:table-cell office:value-type="float" office:value="323808" table:style-name="ce46">
            <text:p>323.808</text:p>
          </table:table-cell>
          <table:table-cell office:value-type="percentage" office:value="0.95244090041385154" table:style-name="ce47">
            <text:p>95,2%</text:p>
          </table:table-cell>
          <table:table-cell office:value-type="float" office:value="320309" table:style-name="ce46">
            <text:p>320.309</text:p>
          </table:table-cell>
          <table:table-cell office:value-type="percentage" office:value="0.88450652108479477" table:style-name="ce47">
            <text:p>88,5%</text:p>
          </table:table-cell>
          <table:table-cell office:value-type="float" office:value="202518" table:style-name="ce46">
            <text:p>202.518</text:p>
          </table:table-cell>
          <table:table-cell office:value-type="percentage" office:value="0.77729204008551367" table:style-name="ce47">
            <text:p>77,7%</text:p>
          </table:table-cell>
          <table:table-cell office:value-type="float" office:value="163131" table:style-name="ce46">
            <text:p>163.131</text:p>
          </table:table-cell>
          <table:table-cell office:value-type="percentage" office:value="0.80944654499985114" table:style-name="ce47">
            <text:p>80,9%</text:p>
          </table:table-cell>
          <table:table-cell office:value-type="float" office:value="145649" table:style-name="ce46">
            <text:p>145.649</text:p>
          </table:table-cell>
          <table:table-cell office:value-type="percentage" office:value="0.86384233064066518" table:style-name="ce47">
            <text:p>86,4%</text:p>
          </table:table-cell>
          <table:table-cell office:value-type="float" office:value="1811861" table:style-name="ce46">
            <text:p>1.811.86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26262901706345" table:style-name="ce47">
            <text:p>91,3%</text:p>
          </table:table-cell>
          <table:table-cell office:value-type="percentage" office:value="0.81596835673342627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0" table:style-name="ce46">
            <text:p>2.400</text:p>
          </table:table-cell>
          <table:table-cell office:value-type="percentage" office:value="0.92130518234165071" table:style-name="ce47">
            <text:p>92,1%</text:p>
          </table:table-cell>
          <table:table-cell office:value-type="float" office:value="3891" table:style-name="ce46">
            <text:p>3.891</text:p>
          </table:table-cell>
          <table:table-cell office:value-type="percentage" office:value="0.90111162575266324" table:style-name="ce47">
            <text:p>90,1%</text:p>
          </table:table-cell>
          <table:table-cell office:value-type="float" office:value="7665" table:style-name="ce46">
            <text:p>7.665</text:p>
          </table:table-cell>
          <table:table-cell office:value-type="percentage" office:value="0.97556319205803743" table:style-name="ce47">
            <text:p>97,6%</text:p>
          </table:table-cell>
          <table:table-cell office:value-type="float" office:value="10596" table:style-name="ce46">
            <text:p>10.596</text:p>
          </table:table-cell>
          <table:table-cell office:value-type="percentage" office:value="0.91692627206645894" table:style-name="ce47">
            <text:p>91,7%</text:p>
          </table:table-cell>
          <table:table-cell office:value-type="float" office:value="11164" table:style-name="ce46">
            <text:p>11.164</text:p>
          </table:table-cell>
          <table:table-cell office:value-type="percentage" office:value="0.88308811896851769" table:style-name="ce47">
            <text:p>88,3%</text:p>
          </table:table-cell>
          <table:table-cell office:value-type="float" office:value="9249" table:style-name="ce46">
            <text:p>9.249</text:p>
          </table:table-cell>
          <table:table-cell office:value-type="percentage" office:value="0.77761896754666215" table:style-name="ce47">
            <text:p>77,8%</text:p>
          </table:table-cell>
          <table:table-cell office:value-type="float" office:value="9224" table:style-name="ce46">
            <text:p>9.224</text:p>
          </table:table-cell>
          <table:table-cell office:value-type="percentage" office:value="0.84106866052703566" table:style-name="ce47">
            <text:p>84,1%</text:p>
          </table:table-cell>
          <table:table-cell office:value-type="float" office:value="8504" table:style-name="ce46">
            <text:p>8.504</text:p>
          </table:table-cell>
          <table:table-cell office:value-type="percentage" office:value="0.93184308568923957" table:style-name="ce47">
            <text:p>93,2%</text:p>
          </table:table-cell>
          <table:table-cell office:value-type="float" office:value="62693" table:style-name="ce46">
            <text:p>62.69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343549637145069" table:style-name="ce47">
            <text:p>88,3%</text:p>
          </table:table-cell>
          <table:table-cell office:value-type="percentage" office:value="0.74455476116956842" table:style-name="ce47">
            <text:p>74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81" table:style-name="ce46">
            <text:p>7.181</text:p>
          </table:table-cell>
          <table:table-cell office:value-type="percentage" office:value="0.91746518461735016" table:style-name="ce47">
            <text:p>91,7%</text:p>
          </table:table-cell>
          <table:table-cell office:value-type="float" office:value="9699" table:style-name="ce46">
            <text:p>9.699</text:p>
          </table:table-cell>
          <table:table-cell office:value-type="percentage" office:value="0.8583945481901053" table:style-name="ce47">
            <text:p>85,8%</text:p>
          </table:table-cell>
          <table:table-cell office:value-type="float" office:value="10086" table:style-name="ce46">
            <text:p>10.086</text:p>
          </table:table-cell>
          <table:table-cell office:value-type="percentage" office:value="0.84035994000999836" table:style-name="ce47">
            <text:p>84,0%</text:p>
          </table:table-cell>
          <table:table-cell office:value-type="float" office:value="8647" table:style-name="ce46">
            <text:p>8.647</text:p>
          </table:table-cell>
          <table:table-cell office:value-type="percentage" office:value="0.71268441440698915" table:style-name="ce47">
            <text:p>71,3%</text:p>
          </table:table-cell>
          <table:table-cell office:value-type="float" office:value="8736" table:style-name="ce46">
            <text:p>8.736</text:p>
          </table:table-cell>
          <table:table-cell office:value-type="percentage" office:value="0.72830345977490618" table:style-name="ce47">
            <text:p>72,8%</text:p>
          </table:table-cell>
          <table:table-cell office:value-type="float" office:value="7974" table:style-name="ce46">
            <text:p>7.974</text:p>
          </table:table-cell>
          <table:table-cell office:value-type="percentage" office:value="0.83288071861290991" table:style-name="ce47">
            <text:p>83,3%</text:p>
          </table:table-cell>
          <table:table-cell office:value-type="float" office:value="57651" table:style-name="ce46">
            <text:p>57.65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282163351051084" table:style-name="ce47">
            <text:p>81,3%</text:p>
          </table:table-cell>
          <table:table-cell office:value-type="percentage" office:value="0.66207680646791311" table:style-name="ce47">
            <text:p>66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4" table:style-name="ce46">
            <text:p>9.524</text:p>
          </table:table-cell>
          <table:table-cell office:value-type="string" table:style-name="ce47">
            <text:p>-</text:p>
          </table:table-cell>
          <table:table-cell office:value-type="float" office:value="22111" table:style-name="ce46">
            <text:p>22.111</text:p>
          </table:table-cell>
          <table:table-cell office:value-type="string" table:style-name="ce47">
            <text:p>-</text:p>
          </table:table-cell>
          <table:table-cell office:value-type="float" office:value="31866" table:style-name="ce46">
            <text:p>31.866</text:p>
          </table:table-cell>
          <table:table-cell office:value-type="string" table:style-name="ce47">
            <text:p>-</text:p>
          </table:table-cell>
          <table:table-cell office:value-type="float" office:value="24591" table:style-name="ce46">
            <text:p>24.591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58" table:style-name="ce46">
            <text:p>92.85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26" table:style-name="ce49">
            <text:p>226</text:p>
          </table:table-cell>
          <table:table-cell office:value-type="string" table:style-name="ce50">
            <text:p>-</text:p>
          </table:table-cell>
          <table:table-cell office:value-type="float" office:value="696" table:style-name="ce49">
            <text:p>696</text:p>
          </table:table-cell>
          <table:table-cell office:value-type="string" table:style-name="ce50">
            <text:p>-</text:p>
          </table:table-cell>
          <table:table-cell office:value-type="float" office:value="1328" table:style-name="ce49">
            <text:p>1.328</text:p>
          </table:table-cell>
          <table:table-cell office:value-type="string" table:style-name="ce50">
            <text:p>-</text:p>
          </table:table-cell>
          <table:table-cell office:value-type="float" office:value="1550" table:style-name="ce49">
            <text:p>1.550</text:p>
          </table:table-cell>
          <table:table-cell office:value-type="string" table:style-name="ce50">
            <text:p>-</text:p>
          </table:table-cell>
          <table:table-cell office:value-type="float" office:value="1289" table:style-name="ce49">
            <text:p>1.289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324" table:style-name="ce49">
            <text:p>5.32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497" table:style-name="ce53">
            <text:p>2.937.497</text:p>
          </table:table-cell>
          <table:table-cell office:value-type="percentage" office:value="1" table:style-name="ce54">
            <text:p>100,0%</text:p>
          </table:table-cell>
          <table:table-cell office:value-type="float" office:value="3942632" table:style-name="ce53">
            <text:p>3.942.632</text:p>
          </table:table-cell>
          <table:table-cell office:value-type="percentage" office:value="0.99560282774564435" table:style-name="ce54">
            <text:p>99,6%</text:p>
          </table:table-cell>
          <table:table-cell office:value-type="float" office:value="5279109" table:style-name="ce53">
            <text:p>5.279.109</text:p>
          </table:table-cell>
          <table:table-cell office:value-type="percentage" office:value="0.98915548963403688" table:style-name="ce54">
            <text:p>98,9%</text:p>
          </table:table-cell>
          <table:table-cell office:value-type="float" office:value="6680589" table:style-name="ce53">
            <text:p>6.680.589</text:p>
          </table:table-cell>
          <table:table-cell office:value-type="percentage" office:value="0.94985046861319555" table:style-name="ce54">
            <text:p>95,0%</text:p>
          </table:table-cell>
          <table:table-cell office:value-type="float" office:value="6973167" table:style-name="ce53">
            <text:p>6.973.167</text:p>
          </table:table-cell>
          <table:table-cell office:value-type="percentage" office:value="0.8836035716851689" table:style-name="ce54">
            <text:p>88,4%</text:p>
          </table:table-cell>
          <table:table-cell office:value-type="float" office:value="4896335" table:style-name="ce53">
            <text:p>4.896.335</text:p>
          </table:table-cell>
          <table:table-cell office:value-type="percentage" office:value="0.78587773535676586" table:style-name="ce54">
            <text:p>78,6%</text:p>
          </table:table-cell>
          <table:table-cell office:value-type="float" office:value="3985728" table:style-name="ce53">
            <text:p>3.985.728</text:p>
          </table:table-cell>
          <table:table-cell office:value-type="percentage" office:value="0.80607041159720427" table:style-name="ce54">
            <text:p>80,6%</text:p>
          </table:table-cell>
          <table:table-cell office:value-type="float" office:value="3322581" table:style-name="ce53">
            <text:p>3.322.581</text:p>
          </table:table-cell>
          <table:table-cell office:value-type="percentage" office:value="0.85442254787349758" table:style-name="ce54">
            <text:p>85,4%</text:p>
          </table:table-cell>
          <table:table-cell office:value-type="float" office:value="38017638" table:style-name="ce53">
            <text:p>38.017.63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26066987407142" table:style-name="ce54">
            <text:p>90,3%</text:p>
          </table:table-cell>
          <table:table-cell office:value-type="percentage" office:value="0.80120128651163802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530" table:style-name="ce43">
            <text:p>428.530</text:p>
          </table:table-cell>
          <table:table-cell office:value-type="percentage" office:value="1" table:style-name="ce44">
            <text:p>100,0%</text:p>
          </table:table-cell>
          <table:table-cell office:value-type="float" office:value="649233" table:style-name="ce43">
            <text:p>649.233</text:p>
          </table:table-cell>
          <table:table-cell office:value-type="percentage" office:value="0.99823488078526279" table:style-name="ce44">
            <text:p>99,8%</text:p>
          </table:table-cell>
          <table:table-cell office:value-type="float" office:value="921169" table:style-name="ce43">
            <text:p>921.169</text:p>
          </table:table-cell>
          <table:table-cell office:value-type="percentage" office:value="1.0054816530534947" table:style-name="ce44">
            <text:p>100,5%</text:p>
          </table:table-cell>
          <table:table-cell office:value-type="float" office:value="1205751" table:style-name="ce43">
            <text:p>1.205.751</text:p>
          </table:table-cell>
          <table:table-cell office:value-type="percentage" office:value="0.95314702285574704" table:style-name="ce44">
            <text:p>95,3%</text:p>
          </table:table-cell>
          <table:table-cell office:value-type="float" office:value="1236458" table:style-name="ce43">
            <text:p>1.236.458</text:p>
          </table:table-cell>
          <table:table-cell office:value-type="percentage" office:value="0.89267598190473851" table:style-name="ce44">
            <text:p>89,3%</text:p>
          </table:table-cell>
          <table:table-cell office:value-type="float" office:value="906303" table:style-name="ce43">
            <text:p>906.303</text:p>
          </table:table-cell>
          <table:table-cell office:value-type="percentage" office:value="0.79485133093086668" table:style-name="ce44">
            <text:p>79,5%</text:p>
          </table:table-cell>
          <table:table-cell office:value-type="float" office:value="740446" table:style-name="ce43">
            <text:p>740.446</text:p>
          </table:table-cell>
          <table:table-cell office:value-type="percentage" office:value="0.79731702904793078" table:style-name="ce44">
            <text:p>79,7%</text:p>
          </table:table-cell>
          <table:table-cell office:value-type="float" office:value="648714" table:style-name="ce43">
            <text:p>648.714</text:p>
          </table:table-cell>
          <table:table-cell office:value-type="percentage" office:value="0.86161239037490689" table:style-name="ce44">
            <text:p>86,2%</text:p>
          </table:table-cell>
          <table:table-cell office:value-type="float" office:value="6736604" table:style-name="ce43">
            <text:p>6.736.60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400249598260862" table:style-name="ce44">
            <text:p>90,4%</text:p>
          </table:table-cell>
          <table:table-cell office:value-type="percentage" office:value="0.79587392436402249" table:style-name="ce44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17" table:style-name="ce46">
            <text:p>99.917</text:p>
          </table:table-cell>
          <table:table-cell office:value-type="percentage" office:value="1" table:style-name="ce47">
            <text:p>100,0%</text:p>
          </table:table-cell>
          <table:table-cell office:value-type="float" office:value="118521" table:style-name="ce46">
            <text:p>118.521</text:p>
          </table:table-cell>
          <table:table-cell office:value-type="percentage" office:value="0.9963515615148586" table:style-name="ce47">
            <text:p>99,6%</text:p>
          </table:table-cell>
          <table:table-cell office:value-type="float" office:value="152539" table:style-name="ce46">
            <text:p>152.539</text:p>
          </table:table-cell>
          <table:table-cell office:value-type="percentage" office:value="0.97551913127450163" table:style-name="ce47">
            <text:p>97,6%</text:p>
          </table:table-cell>
          <table:table-cell office:value-type="float" office:value="183979" table:style-name="ce46">
            <text:p>183.979</text:p>
          </table:table-cell>
          <table:table-cell office:value-type="percentage" office:value="0.92794024189724911" table:style-name="ce47">
            <text:p>92,8%</text:p>
          </table:table-cell>
          <table:table-cell office:value-type="float" office:value="185188" table:style-name="ce46">
            <text:p>185.188</text:p>
          </table:table-cell>
          <table:table-cell office:value-type="percentage" office:value="0.86156795057294255" table:style-name="ce47">
            <text:p>86,2%</text:p>
          </table:table-cell>
          <table:table-cell office:value-type="float" office:value="122035" table:style-name="ce46">
            <text:p>122.035</text:p>
          </table:table-cell>
          <table:table-cell office:value-type="percentage" office:value="0.74282044726878738" table:style-name="ce47">
            <text:p>74,3%</text:p>
          </table:table-cell>
          <table:table-cell office:value-type="float" office:value="100049" table:style-name="ce46">
            <text:p>100.049</text:p>
          </table:table-cell>
          <table:table-cell office:value-type="percentage" office:value="0.76724104876496346" table:style-name="ce47">
            <text:p>76,7%</text:p>
          </table:table-cell>
          <table:table-cell office:value-type="float" office:value="85069" table:style-name="ce46">
            <text:p>85.069</text:p>
          </table:table-cell>
          <table:table-cell office:value-type="percentage" office:value="0.82503952128330216" table:style-name="ce47">
            <text:p>82,5%</text:p>
          </table:table-cell>
          <table:table-cell office:value-type="float" office:value="1047297" table:style-name="ce46">
            <text:p>1.047.29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369500832817216" table:style-name="ce47">
            <text:p>88,4%</text:p>
          </table:table-cell>
          <table:table-cell office:value-type="percentage" office:value="0.78780208381130912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72" table:style-name="ce46">
            <text:p>88.17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35" table:style-name="ce46">
            <text:p>113.935</text:p>
          </table:table-cell>
          <table:table-cell office:value-type="percentage" office:value="1" table:style-name="ce47">
            <text:p>100,0%</text:p>
          </table:table-cell>
          <table:table-cell office:value-type="float" office:value="147336" table:style-name="ce46">
            <text:p>147.336</text:p>
          </table:table-cell>
          <table:table-cell office:value-type="percentage" office:value="0.98452409590249379" table:style-name="ce47">
            <text:p>98,5%</text:p>
          </table:table-cell>
          <table:table-cell office:value-type="float" office:value="152375" table:style-name="ce46">
            <text:p>152.375</text:p>
          </table:table-cell>
          <table:table-cell office:value-type="percentage" office:value="0.93685634357035263" table:style-name="ce47">
            <text:p>93,7%</text:p>
          </table:table-cell>
          <table:table-cell office:value-type="float" office:value="149659" table:style-name="ce46">
            <text:p>149.659</text:p>
          </table:table-cell>
          <table:table-cell office:value-type="percentage" office:value="0.89619924188439037" table:style-name="ce47">
            <text:p>89,6%</text:p>
          </table:table-cell>
          <table:table-cell office:value-type="float" office:value="89226" table:style-name="ce46">
            <text:p>89.226</text:p>
          </table:table-cell>
          <table:table-cell office:value-type="percentage" office:value="0.7796000034949454" table:style-name="ce47">
            <text:p>78,0%</text:p>
          </table:table-cell>
          <table:table-cell office:value-type="float" office:value="64769" table:style-name="ce46">
            <text:p>64.769</text:p>
          </table:table-cell>
          <table:table-cell office:value-type="percentage" office:value="0.8187104195371061" table:style-name="ce47">
            <text:p>81,9%</text:p>
          </table:table-cell>
          <table:table-cell office:value-type="float" office:value="59306" table:style-name="ce46">
            <text:p>59.306</text:p>
          </table:table-cell>
          <table:table-cell office:value-type="percentage" office:value="0.92665624999999996" table:style-name="ce47">
            <text:p>92,7%</text:p>
          </table:table-cell>
          <table:table-cell office:value-type="float" office:value="864778" table:style-name="ce46">
            <text:p>864.77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595888115452274" table:style-name="ce47">
            <text:p>92,6%</text:p>
          </table:table-cell>
          <table:table-cell office:value-type="percentage" office:value="0.8488335113233030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73" table:style-name="ce46">
            <text:p>50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8800" table:style-name="ce46">
            <text:p>78.800</text:p>
          </table:table-cell>
          <table:table-cell office:value-type="percentage" office:value="0.97868746584529787" table:style-name="ce47">
            <text:p>97,9%</text:p>
          </table:table-cell>
          <table:table-cell office:value-type="float" office:value="109321" table:style-name="ce46">
            <text:p>109.321</text:p>
          </table:table-cell>
          <table:table-cell office:value-type="percentage" office:value="0.93252637954124762" table:style-name="ce47">
            <text:p>93,3%</text:p>
          </table:table-cell>
          <table:table-cell office:value-type="float" office:value="148508" table:style-name="ce46">
            <text:p>148.508</text:p>
          </table:table-cell>
          <table:table-cell office:value-type="percentage" office:value="0.89572187675289661" table:style-name="ce47">
            <text:p>89,6%</text:p>
          </table:table-cell>
          <table:table-cell office:value-type="float" office:value="164914" table:style-name="ce46">
            <text:p>164.914</text:p>
          </table:table-cell>
          <table:table-cell office:value-type="percentage" office:value="0.7998855324680364" table:style-name="ce47">
            <text:p>80,0%</text:p>
          </table:table-cell>
          <table:table-cell office:value-type="float" office:value="122513" table:style-name="ce46">
            <text:p>122.513</text:p>
          </table:table-cell>
          <table:table-cell office:value-type="percentage" office:value="0.67245742012327991" table:style-name="ce47">
            <text:p>67,2%</text:p>
          </table:table-cell>
          <table:table-cell office:value-type="float" office:value="93155" table:style-name="ce46">
            <text:p>93.155</text:p>
          </table:table-cell>
          <table:table-cell office:value-type="percentage" office:value="0.67532006205506667" table:style-name="ce47">
            <text:p>67,5%</text:p>
          </table:table-cell>
          <table:table-cell office:value-type="float" office:value="72260" table:style-name="ce46">
            <text:p>72.260</text:p>
          </table:table-cell>
          <table:table-cell office:value-type="percentage" office:value="0.75680770842061162" table:style-name="ce47">
            <text:p>75,7%</text:p>
          </table:table-cell>
          <table:table-cell office:value-type="float" office:value="840344" table:style-name="ce46">
            <text:p>840.34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203091798269733" table:style-name="ce47">
            <text:p>81,2%</text:p>
          </table:table-cell>
          <table:table-cell office:value-type="percentage" office:value="0.71729676162121236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62" table:style-name="ce46">
            <text:p>91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50272" table:style-name="ce46">
            <text:p>150.272</text:p>
          </table:table-cell>
          <table:table-cell office:value-type="percentage" office:value="0.97243918695925091" table:style-name="ce47">
            <text:p>97,2%</text:p>
          </table:table-cell>
          <table:table-cell office:value-type="float" office:value="220789" table:style-name="ce46">
            <text:p>220.789</text:p>
          </table:table-cell>
          <table:table-cell office:value-type="percentage" office:value="0.93915998843006143" table:style-name="ce47">
            <text:p>93,9%</text:p>
          </table:table-cell>
          <table:table-cell office:value-type="float" office:value="318189" table:style-name="ce46">
            <text:p>318.189</text:p>
          </table:table-cell>
          <table:table-cell office:value-type="percentage" office:value="0.90778347103665491" table:style-name="ce47">
            <text:p>90,8%</text:p>
          </table:table-cell>
          <table:table-cell office:value-type="float" office:value="313555" table:style-name="ce46">
            <text:p>313.555</text:p>
          </table:table-cell>
          <table:table-cell office:value-type="percentage" office:value="0.80828976809890596" table:style-name="ce47">
            <text:p>80,8%</text:p>
          </table:table-cell>
          <table:table-cell office:value-type="float" office:value="221903" table:style-name="ce46">
            <text:p>221.903</text:p>
          </table:table-cell>
          <table:table-cell office:value-type="percentage" office:value="0.71366592267169238" table:style-name="ce47">
            <text:p>71,4%</text:p>
          </table:table-cell>
          <table:table-cell office:value-type="float" office:value="177951" table:style-name="ce46">
            <text:p>177.951</text:p>
          </table:table-cell>
          <table:table-cell office:value-type="percentage" office:value="0.70686162352829018" table:style-name="ce47">
            <text:p>70,7%</text:p>
          </table:table-cell>
          <table:table-cell office:value-type="float" office:value="143962" table:style-name="ce46">
            <text:p>143.962</text:p>
          </table:table-cell>
          <table:table-cell office:value-type="percentage" office:value="0.80069189141086894" table:style-name="ce47">
            <text:p>80,1%</text:p>
          </table:table-cell>
          <table:table-cell office:value-type="float" office:value="1638583" table:style-name="ce46">
            <text:p>1.638.58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568172568587706" table:style-name="ce47">
            <text:p>83,6%</text:p>
          </table:table-cell>
          <table:table-cell office:value-type="percentage" office:value="0.75304188695338869" table:style-name="ce47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4" table:style-name="ce46">
            <text:p>41.864</text:p>
          </table:table-cell>
          <table:table-cell office:value-type="percentage" office:value="1" table:style-name="ce47">
            <text:p>100,0%</text:p>
          </table:table-cell>
          <table:table-cell office:value-type="float" office:value="55701" table:style-name="ce46">
            <text:p>55.701</text:p>
          </table:table-cell>
          <table:table-cell office:value-type="percentage" office:value="1" table:style-name="ce47">
            <text:p>100,0%</text:p>
          </table:table-cell>
          <table:table-cell office:value-type="float" office:value="76267" table:style-name="ce46">
            <text:p>76.267</text:p>
          </table:table-cell>
          <table:table-cell office:value-type="percentage" office:value="0.98606244747559635" table:style-name="ce47">
            <text:p>98,6%</text:p>
          </table:table-cell>
          <table:table-cell office:value-type="float" office:value="83743" table:style-name="ce46">
            <text:p>83.743</text:p>
          </table:table-cell>
          <table:table-cell office:value-type="percentage" office:value="0.93085011782490779" table:style-name="ce47">
            <text:p>93,1%</text:p>
          </table:table-cell>
          <table:table-cell office:value-type="float" office:value="87101" table:style-name="ce46">
            <text:p>87.101</text:p>
          </table:table-cell>
          <table:table-cell office:value-type="percentage" office:value="0.89088565905348316" table:style-name="ce47">
            <text:p>89,1%</text:p>
          </table:table-cell>
          <table:table-cell office:value-type="float" office:value="53707" table:style-name="ce46">
            <text:p>53.707</text:p>
          </table:table-cell>
          <table:table-cell office:value-type="percentage" office:value="0.76209328395271947" table:style-name="ce47">
            <text:p>76,2%</text:p>
          </table:table-cell>
          <table:table-cell office:value-type="float" office:value="40087" table:style-name="ce46">
            <text:p>40.087</text:p>
          </table:table-cell>
          <table:table-cell office:value-type="percentage" office:value="0.79372339372339373" table:style-name="ce47">
            <text:p>79,4%</text:p>
          </table:table-cell>
          <table:table-cell office:value-type="float" office:value="38213" table:style-name="ce46">
            <text:p>38.213</text:p>
          </table:table-cell>
          <table:table-cell office:value-type="percentage" office:value="0.86920819780269776" table:style-name="ce47">
            <text:p>86,9%</text:p>
          </table:table-cell>
          <table:table-cell office:value-type="float" office:value="476683" table:style-name="ce46">
            <text:p>476.68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947995428588868" table:style-name="ce47">
            <text:p>90,9%</text:p>
          </table:table-cell>
          <table:table-cell office:value-type="percentage" office:value="0.8177713349516645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78" table:style-name="ce46">
            <text:p>226.878</text:p>
          </table:table-cell>
          <table:table-cell office:value-type="percentage" office:value="1" table:style-name="ce47">
            <text:p>100,0%</text:p>
          </table:table-cell>
          <table:table-cell office:value-type="float" office:value="249074" table:style-name="ce46">
            <text:p>249.074</text:p>
          </table:table-cell>
          <table:table-cell office:value-type="percentage" office:value="1" table:style-name="ce47">
            <text:p>100,0%</text:p>
          </table:table-cell>
          <table:table-cell office:value-type="float" office:value="317813" table:style-name="ce46">
            <text:p>317.813</text:p>
          </table:table-cell>
          <table:table-cell office:value-type="percentage" office:value="0.99760809856391741" table:style-name="ce47">
            <text:p>99,8%</text:p>
          </table:table-cell>
          <table:table-cell office:value-type="float" office:value="348645" table:style-name="ce46">
            <text:p>348.645</text:p>
          </table:table-cell>
          <table:table-cell office:value-type="percentage" office:value="0.91465862136813803" table:style-name="ce47">
            <text:p>91,5%</text:p>
          </table:table-cell>
          <table:table-cell office:value-type="float" office:value="315312" table:style-name="ce46">
            <text:p>315.312</text:p>
          </table:table-cell>
          <table:table-cell office:value-type="percentage" office:value="0.86789887284788259" table:style-name="ce47">
            <text:p>86,8%</text:p>
          </table:table-cell>
          <table:table-cell office:value-type="float" office:value="205592" table:style-name="ce46">
            <text:p>205.592</text:p>
          </table:table-cell>
          <table:table-cell office:value-type="percentage" office:value="0.76775598152235203" table:style-name="ce47">
            <text:p>76,8%</text:p>
          </table:table-cell>
          <table:table-cell office:value-type="float" office:value="164895" table:style-name="ce46">
            <text:p>164.895</text:p>
          </table:table-cell>
          <table:table-cell office:value-type="percentage" office:value="0.78147066908050011" table:style-name="ce47">
            <text:p>78,1%</text:p>
          </table:table-cell>
          <table:table-cell office:value-type="float" office:value="132876" table:style-name="ce46">
            <text:p>132.876</text:p>
          </table:table-cell>
          <table:table-cell office:value-type="percentage" office:value="0.8036433574046522" table:style-name="ce47">
            <text:p>80,4%</text:p>
          </table:table-cell>
          <table:table-cell office:value-type="float" office:value="1961085" table:style-name="ce46">
            <text:p>1.961.08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112914261347365" table:style-name="ce47">
            <text:p>90,1%</text:p>
          </table:table-cell>
          <table:table-cell office:value-type="percentage" office:value="0.818852670529847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29" table:style-name="ce46">
            <text:p>136.229</text:p>
          </table:table-cell>
          <table:table-cell office:value-type="percentage" office:value="1" table:style-name="ce47">
            <text:p>100,0%</text:p>
          </table:table-cell>
          <table:table-cell office:value-type="float" office:value="157161" table:style-name="ce46">
            <text:p>157.161</text:p>
          </table:table-cell>
          <table:table-cell office:value-type="percentage" office:value="0.98780648770278001" table:style-name="ce47">
            <text:p>98,8%</text:p>
          </table:table-cell>
          <table:table-cell office:value-type="float" office:value="215867" table:style-name="ce46">
            <text:p>215.867</text:p>
          </table:table-cell>
          <table:table-cell office:value-type="percentage" office:value="0.98820292615040928" table:style-name="ce47">
            <text:p>98,8%</text:p>
          </table:table-cell>
          <table:table-cell office:value-type="float" office:value="277070" table:style-name="ce46">
            <text:p>277.070</text:p>
          </table:table-cell>
          <table:table-cell office:value-type="percentage" office:value="0.90110511971588214" table:style-name="ce47">
            <text:p>90,1%</text:p>
          </table:table-cell>
          <table:table-cell office:value-type="float" office:value="275597" table:style-name="ce46">
            <text:p>275.597</text:p>
          </table:table-cell>
          <table:table-cell office:value-type="percentage" office:value="0.83361413166770015" table:style-name="ce47">
            <text:p>83,4%</text:p>
          </table:table-cell>
          <table:table-cell office:value-type="float" office:value="194349" table:style-name="ce46">
            <text:p>194.349</text:p>
          </table:table-cell>
          <table:table-cell office:value-type="percentage" office:value="0.73090736777973753" table:style-name="ce47">
            <text:p>73,1%</text:p>
          </table:table-cell>
          <table:table-cell office:value-type="float" office:value="161116" table:style-name="ce46">
            <text:p>161.116</text:p>
          </table:table-cell>
          <table:table-cell office:value-type="percentage" office:value="0.73876261526257625" table:style-name="ce47">
            <text:p>73,9%</text:p>
          </table:table-cell>
          <table:table-cell office:value-type="float" office:value="140577" table:style-name="ce46">
            <text:p>140.577</text:p>
          </table:table-cell>
          <table:table-cell office:value-type="percentage" office:value="0.80804382314395418" table:style-name="ce47">
            <text:p>80,8%</text:p>
          </table:table-cell>
          <table:table-cell office:value-type="float" office:value="1557966" table:style-name="ce46">
            <text:p>1.557.96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133335987049864" table:style-name="ce47">
            <text:p>86,1%</text:p>
          </table:table-cell>
          <table:table-cell office:value-type="percentage" office:value="0.76175924264419348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118" table:style-name="ce46">
            <text:p>453.118</text:p>
          </table:table-cell>
          <table:table-cell office:value-type="percentage" office:value="1" table:style-name="ce47">
            <text:p>100,0%</text:p>
          </table:table-cell>
          <table:table-cell office:value-type="float" office:value="614310" table:style-name="ce46">
            <text:p>614.310</text:p>
          </table:table-cell>
          <table:table-cell office:value-type="percentage" office:value="0.96697266768667012" table:style-name="ce47">
            <text:p>96,7%</text:p>
          </table:table-cell>
          <table:table-cell office:value-type="float" office:value="787743" table:style-name="ce46">
            <text:p>787.743</text:p>
          </table:table-cell>
          <table:table-cell office:value-type="percentage" office:value="0.94049432653918885" table:style-name="ce47">
            <text:p>94,0%</text:p>
          </table:table-cell>
          <table:table-cell office:value-type="float" office:value="1014081" table:style-name="ce46">
            <text:p>1.014.081</text:p>
          </table:table-cell>
          <table:table-cell office:value-type="percentage" office:value="0.9288327318690579" table:style-name="ce47">
            <text:p>92,9%</text:p>
          </table:table-cell>
          <table:table-cell office:value-type="float" office:value="1109408" table:style-name="ce46">
            <text:p>1.109.408</text:p>
          </table:table-cell>
          <table:table-cell office:value-type="percentage" office:value="0.84253183014304101" table:style-name="ce47">
            <text:p>84,3%</text:p>
          </table:table-cell>
          <table:table-cell office:value-type="float" office:value="749943" table:style-name="ce46">
            <text:p>749.943</text:p>
          </table:table-cell>
          <table:table-cell office:value-type="percentage" office:value="0.71788787079333594" table:style-name="ce47">
            <text:p>71,8%</text:p>
          </table:table-cell>
          <table:table-cell office:value-type="float" office:value="606941" table:style-name="ce46">
            <text:p>606.941</text:p>
          </table:table-cell>
          <table:table-cell office:value-type="percentage" office:value="0.72346606113703682" table:style-name="ce47">
            <text:p>72,3%</text:p>
          </table:table-cell>
          <table:table-cell office:value-type="float" office:value="508820" table:style-name="ce46">
            <text:p>508.820</text:p>
          </table:table-cell>
          <table:table-cell office:value-type="percentage" office:value="0.77544401873916047" table:style-name="ce47">
            <text:p>77,5%</text:p>
          </table:table-cell>
          <table:table-cell office:value-type="float" office:value="5844364" table:style-name="ce46">
            <text:p>5.844.36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091113453575529" table:style-name="ce47">
            <text:p>85,1%</text:p>
          </table:table-cell>
          <table:table-cell office:value-type="percentage" office:value="0.75115735162320985" table:style-name="ce47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12" table:style-name="ce46">
            <text:p>293.212</text:p>
          </table:table-cell>
          <table:table-cell office:value-type="percentage" office:value="1" table:style-name="ce47">
            <text:p>100,0%</text:p>
          </table:table-cell>
          <table:table-cell office:value-type="float" office:value="431768" table:style-name="ce46">
            <text:p>431.768</text:p>
          </table:table-cell>
          <table:table-cell office:value-type="percentage" office:value="0.98608237298509571" table:style-name="ce47">
            <text:p>98,6%</text:p>
          </table:table-cell>
          <table:table-cell office:value-type="float" office:value="564913" table:style-name="ce46">
            <text:p>564.913</text:p>
          </table:table-cell>
          <table:table-cell office:value-type="percentage" office:value="0.97276694080533399" table:style-name="ce47">
            <text:p>97,3%</text:p>
          </table:table-cell>
          <table:table-cell office:value-type="float" office:value="709450" table:style-name="ce46">
            <text:p>709.450</text:p>
          </table:table-cell>
          <table:table-cell office:value-type="percentage" office:value="0.94299872131260853" table:style-name="ce47">
            <text:p>94,3%</text:p>
          </table:table-cell>
          <table:table-cell office:value-type="float" office:value="744376" table:style-name="ce46">
            <text:p>744.376</text:p>
          </table:table-cell>
          <table:table-cell office:value-type="percentage" office:value="0.87410343969149396" table:style-name="ce47">
            <text:p>87,4%</text:p>
          </table:table-cell>
          <table:table-cell office:value-type="float" office:value="496971" table:style-name="ce46">
            <text:p>496.971</text:p>
          </table:table-cell>
          <table:table-cell office:value-type="percentage" office:value="0.76603330358422772" table:style-name="ce47">
            <text:p>76,6%</text:p>
          </table:table-cell>
          <table:table-cell office:value-type="float" office:value="409832" table:style-name="ce46">
            <text:p>409.832</text:p>
          </table:table-cell>
          <table:table-cell office:value-type="percentage" office:value="0.7940541650682198" table:style-name="ce47">
            <text:p>79,4%</text:p>
          </table:table-cell>
          <table:table-cell office:value-type="float" office:value="357299" table:style-name="ce46">
            <text:p>357.299</text:p>
          </table:table-cell>
          <table:table-cell office:value-type="percentage" office:value="0.84163229540363371" table:style-name="ce47">
            <text:p>84,2%</text:p>
          </table:table-cell>
          <table:table-cell office:value-type="float" office:value="4007821" table:style-name="ce46">
            <text:p>4.007.82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291692315781435" table:style-name="ce47">
            <text:p>89,3%</text:p>
          </table:table-cell>
          <table:table-cell office:value-type="percentage" office:value="0.7924740471942536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38" table:style-name="ce46">
            <text:p>77.438</text:p>
          </table:table-cell>
          <table:table-cell office:value-type="percentage" office:value="1" table:style-name="ce47">
            <text:p>100,0%</text:p>
          </table:table-cell>
          <table:table-cell office:value-type="float" office:value="95422" table:style-name="ce46">
            <text:p>95.422</text:p>
          </table:table-cell>
          <table:table-cell office:value-type="percentage" office:value="1" table:style-name="ce47">
            <text:p>100,0%</text:p>
          </table:table-cell>
          <table:table-cell office:value-type="float" office:value="131633" table:style-name="ce46">
            <text:p>131.633</text:p>
          </table:table-cell>
          <table:table-cell office:value-type="percentage" office:value="1.0505678507865313" table:style-name="ce47">
            <text:p>105,1%</text:p>
          </table:table-cell>
          <table:table-cell office:value-type="float" office:value="160257" table:style-name="ce46">
            <text:p>160.257</text:p>
          </table:table-cell>
          <table:table-cell office:value-type="percentage" office:value="0.94705583396369142" table:style-name="ce47">
            <text:p>94,7%</text:p>
          </table:table-cell>
          <table:table-cell office:value-type="float" office:value="144365" table:style-name="ce46">
            <text:p>144.365</text:p>
          </table:table-cell>
          <table:table-cell office:value-type="percentage" office:value="0.90514376716365508" table:style-name="ce47">
            <text:p>90,5%</text:p>
          </table:table-cell>
          <table:table-cell office:value-type="float" office:value="110436" table:style-name="ce46">
            <text:p>110.436</text:p>
          </table:table-cell>
          <table:table-cell office:value-type="percentage" office:value="0.82736610253298271" table:style-name="ce47">
            <text:p>82,7%</text:p>
          </table:table-cell>
          <table:table-cell office:value-type="float" office:value="89926" table:style-name="ce46">
            <text:p>89.926</text:p>
          </table:table-cell>
          <table:table-cell office:value-type="percentage" office:value="0.79355806565478293" table:style-name="ce47">
            <text:p>79,4%</text:p>
          </table:table-cell>
          <table:table-cell office:value-type="float" office:value="73726" table:style-name="ce46">
            <text:p>73.726</text:p>
          </table:table-cell>
          <table:table-cell office:value-type="percentage" office:value="0.86992330383480831" table:style-name="ce47">
            <text:p>87,0%</text:p>
          </table:table-cell>
          <table:table-cell office:value-type="float" office:value="883203" table:style-name="ce46">
            <text:p>883.20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633598234597569" table:style-name="ce47">
            <text:p>92,6%</text:p>
          </table:table-cell>
          <table:table-cell office:value-type="percentage" office:value="0.83008814957325605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07" table:style-name="ce46">
            <text:p>240.707</text:p>
          </table:table-cell>
          <table:table-cell office:value-type="percentage" office:value="1" table:style-name="ce47">
            <text:p>100,0%</text:p>
          </table:table-cell>
          <table:table-cell office:value-type="float" office:value="290111" table:style-name="ce46">
            <text:p>290.111</text:p>
          </table:table-cell>
          <table:table-cell office:value-type="percentage" office:value="1" table:style-name="ce47">
            <text:p>100,0%</text:p>
          </table:table-cell>
          <table:table-cell office:value-type="float" office:value="344822" table:style-name="ce46">
            <text:p>344.822</text:p>
          </table:table-cell>
          <table:table-cell office:value-type="percentage" office:value="0.9939324411187368" table:style-name="ce47">
            <text:p>99,4%</text:p>
          </table:table-cell>
          <table:table-cell office:value-type="float" office:value="388862" table:style-name="ce46">
            <text:p>388.862</text:p>
          </table:table-cell>
          <table:table-cell office:value-type="percentage" office:value="0.95805010729534434" table:style-name="ce47">
            <text:p>95,8%</text:p>
          </table:table-cell>
          <table:table-cell office:value-type="float" office:value="405029" table:style-name="ce46">
            <text:p>405.029</text:p>
          </table:table-cell>
          <table:table-cell office:value-type="percentage" office:value="0.913830797728447" table:style-name="ce47">
            <text:p>91,4%</text:p>
          </table:table-cell>
          <table:table-cell office:value-type="float" office:value="259483" table:style-name="ce46">
            <text:p>259.483</text:p>
          </table:table-cell>
          <table:table-cell office:value-type="percentage" office:value="0.80233945975362386" table:style-name="ce47">
            <text:p>80,2%</text:p>
          </table:table-cell>
          <table:table-cell office:value-type="float" office:value="193620" table:style-name="ce46">
            <text:p>193.620</text:p>
          </table:table-cell>
          <table:table-cell office:value-type="percentage" office:value="0.83825076521445485" table:style-name="ce47">
            <text:p>83,8%</text:p>
          </table:table-cell>
          <table:table-cell office:value-type="float" office:value="164475" table:style-name="ce46">
            <text:p>164.475</text:p>
          </table:table-cell>
          <table:table-cell office:value-type="percentage" office:value="0.91371446665962985" table:style-name="ce47">
            <text:p>91,4%</text:p>
          </table:table-cell>
          <table:table-cell office:value-type="float" office:value="2287109" table:style-name="ce46">
            <text:p>2.287.10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180354264030474" table:style-name="ce47">
            <text:p>93,2%</text:p>
          </table:table-cell>
          <table:table-cell office:value-type="percentage" office:value="0.84650711243055143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6" table:style-name="ce46">
            <text:p>23.166</text:p>
          </table:table-cell>
          <table:table-cell office:value-type="percentage" office:value="1" table:style-name="ce47">
            <text:p>100,0%</text:p>
          </table:table-cell>
          <table:table-cell office:value-type="float" office:value="28561" table:style-name="ce46">
            <text:p>28.561</text:p>
          </table:table-cell>
          <table:table-cell office:value-type="percentage" office:value="1" table:style-name="ce47">
            <text:p>100,0%</text:p>
          </table:table-cell>
          <table:table-cell office:value-type="float" office:value="37479" table:style-name="ce46">
            <text:p>37.479</text:p>
          </table:table-cell>
          <table:table-cell office:value-type="percentage" office:value="0.99366350283684179" table:style-name="ce47">
            <text:p>99,4%</text:p>
          </table:table-cell>
          <table:table-cell office:value-type="float" office:value="44774" table:style-name="ce46">
            <text:p>44.774</text:p>
          </table:table-cell>
          <table:table-cell office:value-type="percentage" office:value="0.93936723732796246" table:style-name="ce47">
            <text:p>93,9%</text:p>
          </table:table-cell>
          <table:table-cell office:value-type="float" office:value="46763" table:style-name="ce46">
            <text:p>46.763</text:p>
          </table:table-cell>
          <table:table-cell office:value-type="percentage" office:value="0.88320395867565682" table:style-name="ce47">
            <text:p>88,3%</text:p>
          </table:table-cell>
          <table:table-cell office:value-type="float" office:value="30226" table:style-name="ce46">
            <text:p>30.226</text:p>
          </table:table-cell>
          <table:table-cell office:value-type="percentage" office:value="0.76873776037030439" table:style-name="ce47">
            <text:p>76,9%</text:p>
          </table:table-cell>
          <table:table-cell office:value-type="float" office:value="22998" table:style-name="ce46">
            <text:p>22.998</text:p>
          </table:table-cell>
          <table:table-cell office:value-type="percentage" office:value="0.75507255893361347" table:style-name="ce47">
            <text:p>75,5%</text:p>
          </table:table-cell>
          <table:table-cell office:value-type="float" office:value="20855" table:style-name="ce46">
            <text:p>20.855</text:p>
          </table:table-cell>
          <table:table-cell office:value-type="percentage" office:value="0.81681811060629794" table:style-name="ce47">
            <text:p>81,7%</text:p>
          </table:table-cell>
          <table:table-cell office:value-type="float" office:value="254822" table:style-name="ce46">
            <text:p>254.82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735535443884917" table:style-name="ce47">
            <text:p>89,7%</text:p>
          </table:table-cell>
          <table:table-cell office:value-type="percentage" office:value="0.79653281819488986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922" table:style-name="ce46">
            <text:p>370.922</text:p>
          </table:table-cell>
          <table:table-cell office:value-type="percentage" office:value="1" table:style-name="ce47">
            <text:p>100,0%</text:p>
          </table:table-cell>
          <table:table-cell office:value-type="float" office:value="508805" table:style-name="ce46">
            <text:p>508.805</text:p>
          </table:table-cell>
          <table:table-cell office:value-type="percentage" office:value="0.96716095050001805" table:style-name="ce47">
            <text:p>96,7%</text:p>
          </table:table-cell>
          <table:table-cell office:value-type="float" office:value="676365" table:style-name="ce46">
            <text:p>676.365</text:p>
          </table:table-cell>
          <table:table-cell office:value-type="percentage" office:value="0.96167052691295463" table:style-name="ce47">
            <text:p>96,2%</text:p>
          </table:table-cell>
          <table:table-cell office:value-type="float" office:value="932199" table:style-name="ce46">
            <text:p>932.199</text:p>
          </table:table-cell>
          <table:table-cell office:value-type="percentage" office:value="0.9582805209383799" table:style-name="ce47">
            <text:p>95,8%</text:p>
          </table:table-cell>
          <table:table-cell office:value-type="float" office:value="1009834" table:style-name="ce46">
            <text:p>1.009.834</text:p>
          </table:table-cell>
          <table:table-cell office:value-type="percentage" office:value="0.86608843616179132" table:style-name="ce47">
            <text:p>86,6%</text:p>
          </table:table-cell>
          <table:table-cell office:value-type="float" office:value="717382" table:style-name="ce46">
            <text:p>717.382</text:p>
          </table:table-cell>
          <table:table-cell office:value-type="percentage" office:value="0.75542521376521632" table:style-name="ce47">
            <text:p>75,5%</text:p>
          </table:table-cell>
          <table:table-cell office:value-type="float" office:value="568138" table:style-name="ce46">
            <text:p>568.138</text:p>
          </table:table-cell>
          <table:table-cell office:value-type="percentage" office:value="0.76519478770328964" table:style-name="ce47">
            <text:p>76,5%</text:p>
          </table:table-cell>
          <table:table-cell office:value-type="float" office:value="435822" table:style-name="ce46">
            <text:p>435.822</text:p>
          </table:table-cell>
          <table:table-cell office:value-type="percentage" office:value="0.78733321048809302" table:style-name="ce47">
            <text:p>78,7%</text:p>
          </table:table-cell>
          <table:table-cell office:value-type="float" office:value="5219467" table:style-name="ce46">
            <text:p>5.219.46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312178097561077" table:style-name="ce47">
            <text:p>87,3%</text:p>
          </table:table-cell>
          <table:table-cell office:value-type="percentage" office:value="0.7698456080690419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29" table:style-name="ce46">
            <text:p>73.029</text:p>
          </table:table-cell>
          <table:table-cell office:value-type="percentage" office:value="1" table:style-name="ce47">
            <text:p>100,0%</text:p>
          </table:table-cell>
          <table:table-cell office:value-type="float" office:value="101699" table:style-name="ce46">
            <text:p>101.699</text:p>
          </table:table-cell>
          <table:table-cell office:value-type="percentage" office:value="0.98833807908726035" table:style-name="ce47">
            <text:p>98,8%</text:p>
          </table:table-cell>
          <table:table-cell office:value-type="float" office:value="145573" table:style-name="ce46">
            <text:p>145.573</text:p>
          </table:table-cell>
          <table:table-cell office:value-type="percentage" office:value="0.99090593496654389" table:style-name="ce47">
            <text:p>99,1%</text:p>
          </table:table-cell>
          <table:table-cell office:value-type="float" office:value="204658" table:style-name="ce46">
            <text:p>204.658</text:p>
          </table:table-cell>
          <table:table-cell office:value-type="percentage" office:value="0.95968225981918442" table:style-name="ce47">
            <text:p>96,0%</text:p>
          </table:table-cell>
          <table:table-cell office:value-type="float" office:value="226253" table:style-name="ce46">
            <text:p>226.253</text:p>
          </table:table-cell>
          <table:table-cell office:value-type="percentage" office:value="0.89020959485672246" table:style-name="ce47">
            <text:p>89,0%</text:p>
          </table:table-cell>
          <table:table-cell office:value-type="float" office:value="160410" table:style-name="ce46">
            <text:p>160.410</text:p>
          </table:table-cell>
          <table:table-cell office:value-type="percentage" office:value="0.76750094496251253" table:style-name="ce47">
            <text:p>76,8%</text:p>
          </table:table-cell>
          <table:table-cell office:value-type="float" office:value="132687" table:style-name="ce46">
            <text:p>132.687</text:p>
          </table:table-cell>
          <table:table-cell office:value-type="percentage" office:value="0.77032534485160931" table:style-name="ce47">
            <text:p>77,0%</text:p>
          </table:table-cell>
          <table:table-cell office:value-type="float" office:value="114032" table:style-name="ce46">
            <text:p>114.032</text:p>
          </table:table-cell>
          <table:table-cell office:value-type="percentage" office:value="0.8036421554117863" table:style-name="ce47">
            <text:p>80,4%</text:p>
          </table:table-cell>
          <table:table-cell office:value-type="float" office:value="1158341" table:style-name="ce46">
            <text:p>1.158.34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413730777773625" table:style-name="ce47">
            <text:p>88,4%</text:p>
          </table:table-cell>
          <table:table-cell office:value-type="percentage" office:value="0.7664782355809856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8" table:style-name="ce46">
            <text:p>42.128</text:p>
          </table:table-cell>
          <table:table-cell office:value-type="percentage" office:value="1" table:style-name="ce47">
            <text:p>100,0%</text:p>
          </table:table-cell>
          <table:table-cell office:value-type="float" office:value="55746" table:style-name="ce46">
            <text:p>55.746</text:p>
          </table:table-cell>
          <table:table-cell office:value-type="percentage" office:value="0.99917550903355323" table:style-name="ce47">
            <text:p>99,9%</text:p>
          </table:table-cell>
          <table:table-cell office:value-type="float" office:value="71694" table:style-name="ce46">
            <text:p>71.694</text:p>
          </table:table-cell>
          <table:table-cell office:value-type="percentage" office:value="0.97088456746655116" table:style-name="ce47">
            <text:p>97,1%</text:p>
          </table:table-cell>
          <table:table-cell office:value-type="float" office:value="91278" table:style-name="ce46">
            <text:p>91.278</text:p>
          </table:table-cell>
          <table:table-cell office:value-type="percentage" office:value="0.94398825159782407" table:style-name="ce47">
            <text:p>94,4%</text:p>
          </table:table-cell>
          <table:table-cell office:value-type="float" office:value="94434" table:style-name="ce46">
            <text:p>94.434</text:p>
          </table:table-cell>
          <table:table-cell office:value-type="percentage" office:value="0.8743726968019111" table:style-name="ce47">
            <text:p>87,4%</text:p>
          </table:table-cell>
          <table:table-cell office:value-type="float" office:value="62769" table:style-name="ce46">
            <text:p>62.769</text:p>
          </table:table-cell>
          <table:table-cell office:value-type="percentage" office:value="0.77167725993041636" table:style-name="ce47">
            <text:p>77,2%</text:p>
          </table:table-cell>
          <table:table-cell office:value-type="float" office:value="55176" table:style-name="ce46">
            <text:p>55.176</text:p>
          </table:table-cell>
          <table:table-cell office:value-type="percentage" office:value="0.80989915892377473" table:style-name="ce47">
            <text:p>81,0%</text:p>
          </table:table-cell>
          <table:table-cell office:value-type="float" office:value="47752" table:style-name="ce46">
            <text:p>47.752</text:p>
          </table:table-cell>
          <table:table-cell office:value-type="percentage" office:value="0.84684684684684686" table:style-name="ce47">
            <text:p>84,7%</text:p>
          </table:table-cell>
          <table:table-cell office:value-type="float" office:value="520977" table:style-name="ce46">
            <text:p>520.97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614417377363875" table:style-name="ce47">
            <text:p>89,6%</text:p>
          </table:table-cell>
          <table:table-cell office:value-type="percentage" office:value="0.78793007227800493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18" table:style-name="ce46">
            <text:p>161.918</text:p>
          </table:table-cell>
          <table:table-cell office:value-type="percentage" office:value="1.0251218740107628" table:style-name="ce47">
            <text:p>102,5%</text:p>
          </table:table-cell>
          <table:table-cell office:value-type="float" office:value="212198" table:style-name="ce46">
            <text:p>212.198</text:p>
          </table:table-cell>
          <table:table-cell office:value-type="percentage" office:value="0.99585603596754291" table:style-name="ce47">
            <text:p>99,6%</text:p>
          </table:table-cell>
          <table:table-cell office:value-type="float" office:value="273290" table:style-name="ce46">
            <text:p>273.290</text:p>
          </table:table-cell>
          <table:table-cell office:value-type="percentage" office:value="0.97562107532869957" table:style-name="ce47">
            <text:p>97,6%</text:p>
          </table:table-cell>
          <table:table-cell office:value-type="float" office:value="320534" table:style-name="ce46">
            <text:p>320.534</text:p>
          </table:table-cell>
          <table:table-cell office:value-type="percentage" office:value="0.94281083720369319" table:style-name="ce47">
            <text:p>94,3%</text:p>
          </table:table-cell>
          <table:table-cell office:value-type="float" office:value="315798" table:style-name="ce46">
            <text:p>315.798</text:p>
          </table:table-cell>
          <table:table-cell office:value-type="percentage" office:value="0.87204977176893572" table:style-name="ce47">
            <text:p>87,2%</text:p>
          </table:table-cell>
          <table:table-cell office:value-type="float" office:value="196871" table:style-name="ce46">
            <text:p>196.871</text:p>
          </table:table-cell>
          <table:table-cell office:value-type="percentage" office:value="0.75561807455966956" table:style-name="ce47">
            <text:p>75,6%</text:p>
          </table:table-cell>
          <table:table-cell office:value-type="float" office:value="157780" table:style-name="ce46">
            <text:p>157.780</text:p>
          </table:table-cell>
          <table:table-cell office:value-type="percentage" office:value="0.78289519386307027" table:style-name="ce47">
            <text:p>78,3%</text:p>
          </table:table-cell>
          <table:table-cell office:value-type="float" office:value="141990" table:style-name="ce46">
            <text:p>141.990</text:p>
          </table:table-cell>
          <table:table-cell office:value-type="percentage" office:value="0.84214084908010389" table:style-name="ce47">
            <text:p>84,2%</text:p>
          </table:table-cell>
          <table:table-cell office:value-type="float" office:value="1780379" table:style-name="ce46">
            <text:p>1.780.37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739422957211978" table:style-name="ce47">
            <text:p>89,7%</text:p>
          </table:table-cell>
          <table:table-cell office:value-type="percentage" office:value="0.80179049441027805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9" table:style-name="ce46">
            <text:p>3.859</text:p>
          </table:table-cell>
          <table:table-cell office:value-type="percentage" office:value="0.89370078740157477" table:style-name="ce47">
            <text:p>89,4%</text:p>
          </table:table-cell>
          <table:table-cell office:value-type="float" office:value="7529" table:style-name="ce46">
            <text:p>7.529</text:p>
          </table:table-cell>
          <table:table-cell office:value-type="percentage" office:value="0.9582537864324806" table:style-name="ce47">
            <text:p>95,8%</text:p>
          </table:table-cell>
          <table:table-cell office:value-type="float" office:value="10449" table:style-name="ce46">
            <text:p>10.449</text:p>
          </table:table-cell>
          <table:table-cell office:value-type="percentage" office:value="0.90420560747663548" table:style-name="ce47">
            <text:p>90,4%</text:p>
          </table:table-cell>
          <table:table-cell office:value-type="float" office:value="10884" table:style-name="ce46">
            <text:p>10.884</text:p>
          </table:table-cell>
          <table:table-cell office:value-type="percentage" office:value="0.86093972472710012" table:style-name="ce47">
            <text:p>86,1%</text:p>
          </table:table-cell>
          <table:table-cell office:value-type="float" office:value="8805" table:style-name="ce46">
            <text:p>8.805</text:p>
          </table:table-cell>
          <table:table-cell office:value-type="percentage" office:value="0.74028922145619636" table:style-name="ce47">
            <text:p>74,0%</text:p>
          </table:table-cell>
          <table:table-cell office:value-type="float" office:value="8423" table:style-name="ce46">
            <text:p>8.423</text:p>
          </table:table-cell>
          <table:table-cell office:value-type="percentage" office:value="0.76803136682775597" table:style-name="ce47">
            <text:p>76,8%</text:p>
          </table:table-cell>
          <table:table-cell office:value-type="float" office:value="7620" table:style-name="ce46">
            <text:p>7.620</text:p>
          </table:table-cell>
          <table:table-cell office:value-type="percentage" office:value="0.83497698882314264" table:style-name="ce47">
            <text:p>83,5%</text:p>
          </table:table-cell>
          <table:table-cell office:value-type="float" office:value="59948" table:style-name="ce46">
            <text:p>59.94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475445642217994" table:style-name="ce47">
            <text:p>84,5%</text:p>
          </table:table-cell>
          <table:table-cell office:value-type="percentage" office:value="0.71195458540177192" table:style-name="ce47">
            <text:p>71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3" table:style-name="ce46">
            <text:p>3.243</text:p>
          </table:table-cell>
          <table:table-cell office:value-type="percentage" office:value="0.8652614727854856" table:style-name="ce47">
            <text:p>86,5%</text:p>
          </table:table-cell>
          <table:table-cell office:value-type="float" office:value="7015" table:style-name="ce46">
            <text:p>7.015</text:p>
          </table:table-cell>
          <table:table-cell office:value-type="percentage" office:value="0.89625654784719555" table:style-name="ce47">
            <text:p>89,6%</text:p>
          </table:table-cell>
          <table:table-cell office:value-type="float" office:value="9497" table:style-name="ce46">
            <text:p>9.497</text:p>
          </table:table-cell>
          <table:table-cell office:value-type="percentage" office:value="0.84051685989910607" table:style-name="ce47">
            <text:p>84,1%</text:p>
          </table:table-cell>
          <table:table-cell office:value-type="float" office:value="9843" table:style-name="ce46">
            <text:p>9.843</text:p>
          </table:table-cell>
          <table:table-cell office:value-type="percentage" office:value="0.82011331444759206" table:style-name="ce47">
            <text:p>82,0%</text:p>
          </table:table-cell>
          <table:table-cell office:value-type="float" office:value="8241" table:style-name="ce46">
            <text:p>8.241</text:p>
          </table:table-cell>
          <table:table-cell office:value-type="percentage" office:value="0.67922195664716067" table:style-name="ce47">
            <text:p>67,9%</text:p>
          </table:table-cell>
          <table:table-cell office:value-type="float" office:value="7963" table:style-name="ce46">
            <text:p>7.963</text:p>
          </table:table-cell>
          <table:table-cell office:value-type="percentage" office:value="0.66385994164235096" table:style-name="ce47">
            <text:p>66,4%</text:p>
          </table:table-cell>
          <table:table-cell office:value-type="float" office:value="7262" table:style-name="ce46">
            <text:p>7.262</text:p>
          </table:table-cell>
          <table:table-cell office:value-type="percentage" office:value="0.75851263839565486" table:style-name="ce47">
            <text:p>75,9%</text:p>
          </table:table-cell>
          <table:table-cell office:value-type="float" office:value="55029" table:style-name="ce46">
            <text:p>55.02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585404711886874" table:style-name="ce47">
            <text:p>77,6%</text:p>
          </table:table-cell>
          <table:table-cell office:value-type="percentage" office:value="0.63196517984289591" table:style-name="ce47">
            <text:p>6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2" table:style-name="ce46">
            <text:p>3.402</text:p>
          </table:table-cell>
          <table:table-cell office:value-type="string" table:style-name="ce47">
            <text:p>-</text:p>
          </table:table-cell>
          <table:table-cell office:value-type="float" office:value="8933" table:style-name="ce46">
            <text:p>8.933</text:p>
          </table:table-cell>
          <table:table-cell office:value-type="string" table:style-name="ce47">
            <text:p>-</text:p>
          </table:table-cell>
          <table:table-cell office:value-type="float" office:value="20710" table:style-name="ce46">
            <text:p>20.710</text:p>
          </table:table-cell>
          <table:table-cell office:value-type="string" table:style-name="ce47">
            <text:p>-</text:p>
          </table:table-cell>
          <table:table-cell office:value-type="float" office:value="29941" table:style-name="ce46">
            <text:p>29.941</text:p>
          </table:table-cell>
          <table:table-cell office:value-type="string" table:style-name="ce47">
            <text:p>-</text:p>
          </table:table-cell>
          <table:table-cell office:value-type="float" office:value="22619" table:style-name="ce46">
            <text:p>22.619</text:p>
          </table:table-cell>
          <table:table-cell office:value-type="string" table:style-name="ce47">
            <text:p>-</text:p>
          </table:table-cell>
          <table:table-cell office:value-type="float" office:value="1151" table:style-name="ce46">
            <text:p>1.151</text:p>
          </table:table-cell>
          <table:table-cell office:value-type="string" table:style-name="ce47">
            <text:p>-</text:p>
          </table:table-cell>
          <table:table-cell office:value-type="float" office:value="86796" table:style-name="ce46">
            <text:p>86.79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15" table:style-name="ce49">
            <text:p>215</text:p>
          </table:table-cell>
          <table:table-cell office:value-type="string" table:style-name="ce50">
            <text:p>-</text:p>
          </table:table-cell>
          <table:table-cell office:value-type="float" office:value="670" table:style-name="ce49">
            <text:p>670</text:p>
          </table:table-cell>
          <table:table-cell office:value-type="string" table:style-name="ce50">
            <text:p>-</text:p>
          </table:table-cell>
          <table:table-cell office:value-type="float" office:value="1276" table:style-name="ce49">
            <text:p>1.276</text:p>
          </table:table-cell>
          <table:table-cell office:value-type="string" table:style-name="ce50">
            <text:p>-</text:p>
          </table:table-cell>
          <table:table-cell office:value-type="float" office:value="1476" table:style-name="ce49">
            <text:p>1.476</text:p>
          </table:table-cell>
          <table:table-cell office:value-type="string" table:style-name="ce50">
            <text:p>-</text:p>
          </table:table-cell>
          <table:table-cell office:value-type="float" office:value="1234" table:style-name="ce49">
            <text:p>1.234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88" table:style-name="ce49">
            <text:p>5.08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456" table:style-name="ce53">
            <text:p>2.904.456</text:p>
          </table:table-cell>
          <table:table-cell office:value-type="percentage" office:value="1" table:style-name="ce54">
            <text:p>100,0%</text:p>
          </table:table-cell>
          <table:table-cell office:value-type="float" office:value="3918472" table:style-name="ce53">
            <text:p>3.918.472</text:p>
          </table:table-cell>
          <table:table-cell office:value-type="percentage" office:value="0.98950188697350661" table:style-name="ce54">
            <text:p>99,0%</text:p>
          </table:table-cell>
          <table:table-cell office:value-type="float" office:value="5212774" table:style-name="ce53">
            <text:p>5.212.774</text:p>
          </table:table-cell>
          <table:table-cell office:value-type="percentage" office:value="0.97672618965086289" table:style-name="ce54">
            <text:p>97,7%</text:p>
          </table:table-cell>
          <table:table-cell office:value-type="float" office:value="6613902" table:style-name="ce53">
            <text:p>6.613.902</text:p>
          </table:table-cell>
          <table:table-cell office:value-type="percentage" office:value="0.94036886778422546" table:style-name="ce54">
            <text:p>94,0%</text:p>
          </table:table-cell>
          <table:table-cell office:value-type="float" office:value="6866757" table:style-name="ce53">
            <text:p>6.866.757</text:p>
          </table:table-cell>
          <table:table-cell office:value-type="percentage" office:value="0.87011984813989618" table:style-name="ce54">
            <text:p>87,0%</text:p>
          </table:table-cell>
          <table:table-cell office:value-type="float" office:value="4748582" table:style-name="ce53">
            <text:p>4.748.582</text:p>
          </table:table-cell>
          <table:table-cell office:value-type="percentage" office:value="0.76216289700682283" table:style-name="ce54">
            <text:p>76,2%</text:p>
          </table:table-cell>
          <table:table-cell office:value-type="float" office:value="3819805" table:style-name="ce53">
            <text:p>3.819.805</text:p>
          </table:table-cell>
          <table:table-cell office:value-type="percentage" office:value="0.77251427808697903" table:style-name="ce54">
            <text:p>77,3%</text:p>
          </table:table-cell>
          <table:table-cell office:value-type="float" office:value="3201936" table:style-name="ce53">
            <text:p>3.201.936</text:p>
          </table:table-cell>
          <table:table-cell office:value-type="percentage" office:value="0.82339792927482447" table:style-name="ce54">
            <text:p>82,3%</text:p>
          </table:table-cell>
          <table:table-cell office:value-type="float" office:value="37286684" table:style-name="ce53">
            <text:p>37.286.68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525254389102781" table:style-name="ce54">
            <text:p>88,5%</text:p>
          </table:table-cell>
          <table:table-cell office:value-type="percentage" office:value="0.78579682384668159" table:style-name="ce54">
            <text:p>78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9T18:21:39Z</dc:date>
  </office:meta>
</office:document-meta>
</file>